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table table:name="IndiceLiberteCivil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IdPays</text:p>
          </table:table-cell>
          <table:table-cell office:value-type="string" calcext:value-type="string">
            <text:p>ValeurOri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LibCiv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59" calcext:value-type="float">
            <text:p>25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74" calcext:value-type="float">
            <text:p>27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77" calcext:value-type="float">
            <text:p>27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63" calcext:value-type="float">
            <text:p>36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65" calcext:value-type="float">
            <text:p>36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407" calcext:value-type="float">
            <text:p>40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415" calcext:value-type="float">
            <text:p>41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441" calcext:value-type="float">
            <text:p>44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445" calcext:value-type="float">
            <text:p>44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455" calcext:value-type="float">
            <text:p>45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461" calcext:value-type="float">
            <text:p>46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482" calcext:value-type="float">
            <text:p>48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485" calcext:value-type="float">
            <text:p>48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489" calcext:value-type="float">
            <text:p>48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502" calcext:value-type="float">
            <text:p>50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511" calcext:value-type="float">
            <text:p>51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513" calcext:value-type="float">
            <text:p>51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515" calcext:value-type="float">
            <text:p>51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521" calcext:value-type="float">
            <text:p>52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522" calcext:value-type="float">
            <text:p>52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525" calcext:value-type="float">
            <text:p>52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26" calcext:value-type="float">
            <text:p>52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535" calcext:value-type="float">
            <text:p>53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536" calcext:value-type="float">
            <text:p>53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539" calcext:value-type="float">
            <text:p>53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555" calcext:value-type="float">
            <text:p>55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569" calcext:value-type="float">
            <text:p>56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571" calcext:value-type="float">
            <text:p>57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574" calcext:value-type="float">
            <text:p>57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579" calcext:value-type="float">
            <text:p>5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581" calcext:value-type="float">
            <text:p>58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587" calcext:value-type="float">
            <text:p>58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589" calcext:value-type="float">
            <text:p>58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605" calcext:value-type="float">
            <text:p>60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606" calcext:value-type="float">
            <text:p>60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614" calcext:value-type="float">
            <text:p>61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622" calcext:value-type="float">
            <text:p>62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628" calcext:value-type="float">
            <text:p>6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631" calcext:value-type="float">
            <text:p>63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633" calcext:value-type="float">
            <text:p>63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636" calcext:value-type="float">
            <text:p>63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637" calcext:value-type="float">
            <text:p>63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639" calcext:value-type="float">
            <text:p>63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641" calcext:value-type="float">
            <text:p>6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644" calcext:value-type="float">
            <text:p>64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645" calcext:value-type="float">
            <text:p>64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651" calcext:value-type="float">
            <text:p>65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657" calcext:value-type="float">
            <text:p>65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658" calcext:value-type="float">
            <text:p>65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662" calcext:value-type="float">
            <text:p>66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665" calcext:value-type="float">
            <text:p>66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666" calcext:value-type="float">
            <text:p>66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667" calcext:value-type="float">
            <text:p>66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668" calcext:value-type="float">
            <text:p>66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671" calcext:value-type="float">
            <text:p>67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672" calcext:value-type="float">
            <text:p>67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673" calcext:value-type="float">
            <text:p>67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677" calcext:value-type="float">
            <text:p>67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683" calcext:value-type="float">
            <text:p>68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696" calcext:value-type="float">
            <text:p>69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698" calcext:value-type="float">
            <text:p>69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705" calcext:value-type="float">
            <text:p>70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708" calcext:value-type="float">
            <text:p>70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713" calcext:value-type="float">
            <text:p>71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719" calcext:value-type="float">
            <text:p>71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722" calcext:value-type="float">
            <text:p>72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723" calcext:value-type="float">
            <text:p>72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725" calcext:value-type="float">
            <text:p>72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731" calcext:value-type="float">
            <text:p>73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733" calcext:value-type="float">
            <text:p>73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741" calcext:value-type="float">
            <text:p>74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742" calcext:value-type="float">
            <text:p>74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743" calcext:value-type="float">
            <text:p>74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746" calcext:value-type="float">
            <text:p>74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749" calcext:value-type="float">
            <text:p>74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751" calcext:value-type="float">
            <text:p>75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754" calcext:value-type="float">
            <text:p>75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755" calcext:value-type="float">
            <text:p>75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756" calcext:value-type="float">
            <text:p>75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757" calcext:value-type="float">
            <text:p>75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759" calcext:value-type="float">
            <text:p>75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763" calcext:value-type="float">
            <text:p>76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765" calcext:value-type="float">
            <text:p>76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766" calcext:value-type="float">
            <text:p>76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773" calcext:value-type="float">
            <text:p>77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774" calcext:value-type="float">
            <text:p>77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776" calcext:value-type="float">
            <text:p>77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777" calcext:value-type="float">
            <text:p>77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782" calcext:value-type="float">
            <text:p>78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783" calcext:value-type="float">
            <text:p>78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785" calcext:value-type="float">
            <text:p>78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789" calcext:value-type="float">
            <text:p>78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791" calcext:value-type="float">
            <text:p>79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793" calcext:value-type="float">
            <text:p>79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794" calcext:value-type="float">
            <text:p>79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795" calcext:value-type="float">
            <text:p>79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799" calcext:value-type="float">
            <text:p>79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803" calcext:value-type="float">
            <text:p>80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805" calcext:value-type="float">
            <text:p>80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806" calcext:value-type="float">
            <text:p>80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808" calcext:value-type="float">
            <text:p>80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809" calcext:value-type="float">
            <text:p>80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812" calcext:value-type="float">
            <text:p>81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813" calcext:value-type="float">
            <text:p>81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814" calcext:value-type="float">
            <text:p>81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815" calcext:value-type="float">
            <text:p>81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816" calcext:value-type="float">
            <text:p>81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817" calcext:value-type="float">
            <text:p>81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819" calcext:value-type="float">
            <text:p>8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20" calcext:value-type="float">
            <text:p>82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821" calcext:value-type="float">
            <text:p>82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823" calcext:value-type="float">
            <text:p>82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825" calcext:value-type="float">
            <text:p>82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826" calcext:value-type="float">
            <text:p>82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827" calcext:value-type="float">
            <text:p>82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828" calcext:value-type="float">
            <text:p>82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829" calcext:value-type="float">
            <text:p>82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835" calcext:value-type="float">
            <text:p>83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836" calcext:value-type="float">
            <text:p>83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837" calcext:value-type="float">
            <text:p>83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838" calcext:value-type="float">
            <text:p>83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839" calcext:value-type="float">
            <text:p>83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41" calcext:value-type="float">
            <text:p>84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842" calcext:value-type="float">
            <text:p>84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843" calcext:value-type="float">
            <text:p>84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844" calcext:value-type="float">
            <text:p>84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847" calcext:value-type="float">
            <text:p>8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848" calcext:value-type="float">
            <text:p>84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849" calcext:value-type="float">
            <text:p>84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851" calcext:value-type="float">
            <text:p>85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852" calcext:value-type="float">
            <text:p>85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853" calcext:value-type="float">
            <text:p>85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855" calcext:value-type="float">
            <text:p>85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857" calcext:value-type="float">
            <text:p>85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858" calcext:value-type="float">
            <text:p>8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859" calcext:value-type="float">
            <text:p>85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864" calcext:value-type="float">
            <text:p>86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865" calcext:value-type="float">
            <text:p>86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867" calcext:value-type="float">
            <text:p>86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871" calcext:value-type="float">
            <text:p>87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872" calcext:value-type="float">
            <text:p>87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874" calcext:value-type="float">
            <text:p>87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875" calcext:value-type="float">
            <text:p>87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876" calcext:value-type="float">
            <text:p>87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877" calcext:value-type="float">
            <text:p>87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878" calcext:value-type="float">
            <text:p>87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879" calcext:value-type="float">
            <text:p>87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883" calcext:value-type="float">
            <text:p>88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884" calcext:value-type="float">
            <text:p>88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885" calcext:value-type="float">
            <text:p>88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886" calcext:value-type="float">
            <text:p>88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888" calcext:value-type="float">
            <text:p>88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889" calcext:value-type="float">
            <text:p>88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890" calcext:value-type="float">
            <text:p>89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891" calcext:value-type="float">
            <text:p>89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892" calcext:value-type="float">
            <text:p>89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893" calcext:value-type="float">
            <text:p>89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897" calcext:value-type="float">
            <text:p>89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898" calcext:value-type="float">
            <text:p>89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899" calcext:value-type="float">
            <text:p>89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901" calcext:value-type="float">
            <text:p>90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902" calcext:value-type="float">
            <text:p>9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903" calcext:value-type="float">
            <text:p>90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904" calcext:value-type="float">
            <text:p>90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905" calcext:value-type="float">
            <text:p>9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906" calcext:value-type="float">
            <text:p>90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907" calcext:value-type="float">
            <text:p>90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909" calcext:value-type="float">
            <text:p>90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911" calcext:value-type="float">
            <text:p>91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912" calcext:value-type="float">
            <text:p>91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914" calcext:value-type="float">
            <text:p>91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915" calcext:value-type="float">
            <text:p>91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916" calcext:value-type="float">
            <text:p>91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917" calcext:value-type="float">
            <text:p>9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919" calcext:value-type="float">
            <text:p>91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920" calcext:value-type="float">
            <text:p>92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921" calcext:value-type="float">
            <text:p>92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924" calcext:value-type="float">
            <text:p>92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925" calcext:value-type="float">
            <text:p>92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926" calcext:value-type="float">
            <text:p>92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927" calcext:value-type="float">
            <text:p>92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928" calcext:value-type="float">
            <text:p>92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931" calcext:value-type="float">
            <text:p>93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932" calcext:value-type="float">
            <text:p>93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933" calcext:value-type="float">
            <text:p>93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934" calcext:value-type="float">
            <text:p>93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935" calcext:value-type="float">
            <text:p>93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939" calcext:value-type="float">
            <text:p>93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941" calcext:value-type="float">
            <text:p>94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42" calcext:value-type="float">
            <text:p>94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943" calcext:value-type="float">
            <text:p>94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944" calcext:value-type="float">
            <text:p>94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946" calcext:value-type="float">
            <text:p>94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947" calcext:value-type="float">
            <text:p>94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948" calcext:value-type="float">
            <text:p>94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949" calcext:value-type="float">
            <text:p>94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951" calcext:value-type="float">
            <text:p>95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953" calcext:value-type="float">
            <text:p>95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954" calcext:value-type="float">
            <text:p>95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955" calcext:value-type="float">
            <text:p>95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957" calcext:value-type="float">
            <text:p>95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967" calcext:value-type="float">
            <text:p>96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969" calcext:value-type="float">
            <text:p>96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973" calcext:value-type="float">
            <text:p>97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975" calcext:value-type="float">
            <text:p>97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977" calcext:value-type="float">
            <text:p>97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978" calcext:value-type="float">
            <text:p>97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979" calcext:value-type="float">
            <text:p>9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980" calcext:value-type="float">
            <text:p>98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981" calcext:value-type="float">
            <text:p>98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982" calcext:value-type="float">
            <text:p>98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983" calcext:value-type="float">
            <text:p>98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984" calcext:value-type="float">
            <text:p>98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987" calcext:value-type="float">
            <text:p>98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988" calcext:value-type="float">
            <text:p>98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989" calcext:value-type="float">
            <text:p>98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991" calcext:value-type="float">
            <text:p>99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996" calcext:value-type="float">
            <text:p>99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998" calcext:value-type="float">
            <text:p>99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999" calcext:value-type="float">
            <text:p>99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1003" calcext:value-type="float">
            <text:p>100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1005" calcext:value-type="float">
            <text:p>100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1007" calcext:value-type="float">
            <text:p>100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1008" calcext:value-type="float">
            <text:p>100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1012" calcext:value-type="float">
            <text:p>101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014" calcext:value-type="float">
            <text:p>101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1016" calcext:value-type="float">
            <text:p>101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1017" calcext:value-type="float">
            <text:p>101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1018" calcext:value-type="float">
            <text:p>101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1019" calcext:value-type="float">
            <text:p>101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1021" calcext:value-type="float">
            <text:p>102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1023" calcext:value-type="float">
            <text:p>102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1026" calcext:value-type="float">
            <text:p>102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1029" calcext:value-type="float">
            <text:p>10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1031" calcext:value-type="float">
            <text:p>103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032" calcext:value-type="float">
            <text:p>103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033" calcext:value-type="float">
            <text:p>103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038" calcext:value-type="float">
            <text:p>103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039" calcext:value-type="float">
            <text:p>103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047" calcext:value-type="float">
            <text:p>104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048" calcext:value-type="float">
            <text:p>104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049" calcext:value-type="float">
            <text:p>104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051" calcext:value-type="float">
            <text:p>105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1052" calcext:value-type="float">
            <text:p>105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1055" calcext:value-type="float">
            <text:p>105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1057" calcext:value-type="float">
            <text:p>105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1059" calcext:value-type="float">
            <text:p>105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1061" calcext:value-type="float">
            <text:p>106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1062" calcext:value-type="float">
            <text:p>106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1063" calcext:value-type="float">
            <text:p>106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1064" calcext:value-type="float">
            <text:p>106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1065" calcext:value-type="float">
            <text:p>106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1066" calcext:value-type="float">
            <text:p>106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1067" calcext:value-type="float">
            <text:p>106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1068" calcext:value-type="float">
            <text:p>106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1069" calcext:value-type="float">
            <text:p>106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1070" calcext:value-type="float">
            <text:p>107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1071" calcext:value-type="float">
            <text:p>107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072" calcext:value-type="float">
            <text:p>107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075" calcext:value-type="float">
            <text:p>107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1076" calcext:value-type="float">
            <text:p>107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1078" calcext:value-type="float">
            <text:p>107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1079" calcext:value-type="float">
            <text:p>107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1081" calcext:value-type="float">
            <text:p>108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1083" calcext:value-type="float">
            <text:p>108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1085" calcext:value-type="float">
            <text:p>108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1086" calcext:value-type="float">
            <text:p>108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1087" calcext:value-type="float">
            <text:p>108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1088" calcext:value-type="float">
            <text:p>108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1089" calcext:value-type="float">
            <text:p>108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1091" calcext:value-type="float">
            <text:p>109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1094" calcext:value-type="float">
            <text:p>109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095" calcext:value-type="float">
            <text:p>109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096" calcext:value-type="float">
            <text:p>109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097" calcext:value-type="float">
            <text:p>109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099" calcext:value-type="float">
            <text:p>109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102" calcext:value-type="float">
            <text:p>110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103" calcext:value-type="float">
            <text:p>110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104" calcext:value-type="float">
            <text:p>110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105" calcext:value-type="float">
            <text:p>110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106" calcext:value-type="float">
            <text:p>110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108" calcext:value-type="float">
            <text:p>110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109" calcext:value-type="float">
            <text:p>110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111" calcext:value-type="float">
            <text:p>111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112" calcext:value-type="float">
            <text:p>111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113" calcext:value-type="float">
            <text:p>111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114" calcext:value-type="float">
            <text:p>111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1115" calcext:value-type="float">
            <text:p>111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1117" calcext:value-type="float">
            <text:p>111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1118" calcext:value-type="float">
            <text:p>111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1122" calcext:value-type="float">
            <text:p>112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1123" calcext:value-type="float">
            <text:p>112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1124" calcext:value-type="float">
            <text:p>112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1126" calcext:value-type="float">
            <text:p>112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1128" calcext:value-type="float">
            <text:p>112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1129" calcext:value-type="float">
            <text:p>112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1131" calcext:value-type="float">
            <text:p>113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1132" calcext:value-type="float">
            <text:p>113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1133" calcext:value-type="float">
            <text:p>113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1134" calcext:value-type="float">
            <text:p>113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1135" calcext:value-type="float">
            <text:p>113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136" calcext:value-type="float">
            <text:p>113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1137" calcext:value-type="float">
            <text:p>113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1138" calcext:value-type="float">
            <text:p>113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1139" calcext:value-type="float">
            <text:p>113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1141" calcext:value-type="float">
            <text:p>114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1142" calcext:value-type="float">
            <text:p>114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1143" calcext:value-type="float">
            <text:p>114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1144" calcext:value-type="float">
            <text:p>114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1145" calcext:value-type="float">
            <text:p>114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1146" calcext:value-type="float">
            <text:p>114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1148" calcext:value-type="float">
            <text:p>114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1149" calcext:value-type="float">
            <text:p>114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1151" calcext:value-type="float">
            <text:p>115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1152" calcext:value-type="float">
            <text:p>115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154" calcext:value-type="float">
            <text:p>11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1155" calcext:value-type="float">
            <text:p>115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1157" calcext:value-type="float">
            <text:p>115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1158" calcext:value-type="float">
            <text:p>115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1159" calcext:value-type="float">
            <text:p>115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1162" calcext:value-type="float">
            <text:p>116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1164" calcext:value-type="float">
            <text:p>116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1165" calcext:value-type="float">
            <text:p>116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1166" calcext:value-type="float">
            <text:p>116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1167" calcext:value-type="float">
            <text:p>11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1168" calcext:value-type="float">
            <text:p>116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1169" calcext:value-type="float">
            <text:p>116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1170" calcext:value-type="float">
            <text:p>117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1172" calcext:value-type="float">
            <text:p>117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1173" calcext:value-type="float">
            <text:p>117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1174" calcext:value-type="float">
            <text:p>117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1175" calcext:value-type="float">
            <text:p>117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1177" calcext:value-type="float">
            <text:p>117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178" calcext:value-type="float">
            <text:p>117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1179" calcext:value-type="float">
            <text:p>117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1181" calcext:value-type="float">
            <text:p>118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1183" calcext:value-type="float">
            <text:p>118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1185" calcext:value-type="float">
            <text:p>118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1186" calcext:value-type="float">
            <text:p>118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1187" calcext:value-type="float">
            <text:p>118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1188" calcext:value-type="float">
            <text:p>118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1189" calcext:value-type="float">
            <text:p>118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1191" calcext:value-type="float">
            <text:p>119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1194" calcext:value-type="float">
            <text:p>119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1197" calcext:value-type="float">
            <text:p>119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1199" calcext:value-type="float">
            <text:p>119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1201" calcext:value-type="float">
            <text:p>120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1202" calcext:value-type="float">
            <text:p>120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1204" calcext:value-type="float">
            <text:p>120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1205" calcext:value-type="float">
            <text:p>120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1206" calcext:value-type="float">
            <text:p>120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207" calcext:value-type="float">
            <text:p>120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208" calcext:value-type="float">
            <text:p>120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9" calcext:value-type="float">
            <text:p>120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211" calcext:value-type="float">
            <text:p>121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212" calcext:value-type="float">
            <text:p>121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214" calcext:value-type="float">
            <text:p>12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15" calcext:value-type="float">
            <text:p>121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16" calcext:value-type="float">
            <text:p>121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217" calcext:value-type="float">
            <text:p>121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218" calcext:value-type="float">
            <text:p>121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219" calcext:value-type="float">
            <text:p>121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220" calcext:value-type="float">
            <text:p>122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221" calcext:value-type="float">
            <text:p>122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222" calcext:value-type="float">
            <text:p>122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223" calcext:value-type="float">
            <text:p>122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224" calcext:value-type="float">
            <text:p>122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226" calcext:value-type="float">
            <text:p>122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227" calcext:value-type="float">
            <text:p>122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228" calcext:value-type="float">
            <text:p>122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229" calcext:value-type="float">
            <text:p>122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231" calcext:value-type="float">
            <text:p>123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232" calcext:value-type="float">
            <text:p>123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233" calcext:value-type="float">
            <text:p>123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235" calcext:value-type="float">
            <text:p>123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237" calcext:value-type="float">
            <text:p>123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238" calcext:value-type="float">
            <text:p>123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239" calcext:value-type="float">
            <text:p>123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241" calcext:value-type="float">
            <text:p>124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1242" calcext:value-type="float">
            <text:p>124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243" calcext:value-type="float">
            <text:p>124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244" calcext:value-type="float">
            <text:p>124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245" calcext:value-type="float">
            <text:p>124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248" calcext:value-type="float">
            <text:p>124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249" calcext:value-type="float">
            <text:p>124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250" calcext:value-type="float">
            <text:p>125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251" calcext:value-type="float">
            <text:p>125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252" calcext:value-type="float">
            <text:p>125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253" calcext:value-type="float">
            <text:p>125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254" calcext:value-type="float">
            <text:p>125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255" calcext:value-type="float">
            <text:p>125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256" calcext:value-type="float">
            <text:p>125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257" calcext:value-type="float">
            <text:p>125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259" calcext:value-type="float">
            <text:p>125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260" calcext:value-type="float">
            <text:p>126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261" calcext:value-type="float">
            <text:p>126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1262" calcext:value-type="float">
            <text:p>126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1263" calcext:value-type="float">
            <text:p>126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1264" calcext:value-type="float">
            <text:p>126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1265" calcext:value-type="float">
            <text:p>126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1268" calcext:value-type="float">
            <text:p>126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1269" calcext:value-type="float">
            <text:p>126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1270" calcext:value-type="float">
            <text:p>127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1271" calcext:value-type="float">
            <text:p>127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1272" calcext:value-type="float">
            <text:p>127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1273" calcext:value-type="float">
            <text:p>127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1274" calcext:value-type="float">
            <text:p>127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1275" calcext:value-type="float">
            <text:p>127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1276" calcext:value-type="float">
            <text:p>127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1277" calcext:value-type="float">
            <text:p>127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1278" calcext:value-type="float">
            <text:p>127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1279" calcext:value-type="float">
            <text:p>127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1280" calcext:value-type="float">
            <text:p>128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1281" calcext:value-type="float">
            <text:p>128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282" calcext:value-type="float">
            <text:p>128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1283" calcext:value-type="float">
            <text:p>128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285" calcext:value-type="float">
            <text:p>128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286" calcext:value-type="float">
            <text:p>128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289" calcext:value-type="float">
            <text:p>128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290" calcext:value-type="float">
            <text:p>129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292" calcext:value-type="float">
            <text:p>129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293" calcext:value-type="float">
            <text:p>129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294" calcext:value-type="float">
            <text:p>12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295" calcext:value-type="float">
            <text:p>129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296" calcext:value-type="float">
            <text:p>129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297" calcext:value-type="float">
            <text:p>129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298" calcext:value-type="float">
            <text:p>129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299" calcext:value-type="float">
            <text:p>129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301" calcext:value-type="float">
            <text:p>130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303" calcext:value-type="float">
            <text:p>13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1304" calcext:value-type="float">
            <text:p>130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1306" calcext:value-type="float">
            <text:p>130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1307" calcext:value-type="float">
            <text:p>130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1311" calcext:value-type="float">
            <text:p>131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1313" calcext:value-type="float">
            <text:p>131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1314" calcext:value-type="float">
            <text:p>131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1315" calcext:value-type="float">
            <text:p>131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1316" calcext:value-type="float">
            <text:p>131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1317" calcext:value-type="float">
            <text:p>13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1318" calcext:value-type="float">
            <text:p>131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1319" calcext:value-type="float">
            <text:p>131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1320" calcext:value-type="float">
            <text:p>132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1321" calcext:value-type="float">
            <text:p>132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1322" calcext:value-type="float">
            <text:p>132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1323" calcext:value-type="float">
            <text:p>132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324" calcext:value-type="float">
            <text:p>132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325" calcext:value-type="float">
            <text:p>132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326" calcext:value-type="float">
            <text:p>132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327" calcext:value-type="float">
            <text:p>132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328" calcext:value-type="float">
            <text:p>132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329" calcext:value-type="float">
            <text:p>13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331" calcext:value-type="float">
            <text:p>13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332" calcext:value-type="float">
            <text:p>133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333" calcext:value-type="float">
            <text:p>133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334" calcext:value-type="float">
            <text:p>133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335" calcext:value-type="float">
            <text:p>133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336" calcext:value-type="float">
            <text:p>13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338" calcext:value-type="float">
            <text:p>133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339" calcext:value-type="float">
            <text:p>133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340" calcext:value-type="float">
            <text:p>134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341" calcext:value-type="float">
            <text:p>134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343" calcext:value-type="float">
            <text:p>13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1347" calcext:value-type="float">
            <text:p>134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1348" calcext:value-type="float">
            <text:p>134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1350" calcext:value-type="float">
            <text:p>135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1353" calcext:value-type="float">
            <text:p>135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1354" calcext:value-type="float">
            <text:p>135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1355" calcext:value-type="float">
            <text:p>13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1356" calcext:value-type="float">
            <text:p>135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1357" calcext:value-type="float">
            <text:p>135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358" calcext:value-type="float">
            <text:p>135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1359" calcext:value-type="float">
            <text:p>135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1360" calcext:value-type="float">
            <text:p>13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1361" calcext:value-type="float">
            <text:p>136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362" calcext:value-type="float">
            <text:p>136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1363" calcext:value-type="float">
            <text:p>136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1365" calcext:value-type="float">
            <text:p>136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1366" calcext:value-type="float">
            <text:p>136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1367" calcext:value-type="float">
            <text:p>136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368" calcext:value-type="float">
            <text:p>136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369" calcext:value-type="float">
            <text:p>136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370" calcext:value-type="float">
            <text:p>137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371" calcext:value-type="float">
            <text:p>13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373" calcext:value-type="float">
            <text:p>137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374" calcext:value-type="float">
            <text:p>137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375" calcext:value-type="float">
            <text:p>137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376" calcext:value-type="float">
            <text:p>137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377" calcext:value-type="float">
            <text:p>137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378" calcext:value-type="float">
            <text:p>137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379" calcext:value-type="float">
            <text:p>137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380" calcext:value-type="float">
            <text:p>138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381" calcext:value-type="float">
            <text:p>138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383" calcext:value-type="float">
            <text:p>138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385" calcext:value-type="float">
            <text:p>138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387" calcext:value-type="float">
            <text:p>138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388" calcext:value-type="float">
            <text:p>138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389" calcext:value-type="float">
            <text:p>138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390" calcext:value-type="float">
            <text:p>139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391" calcext:value-type="float">
            <text:p>139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392" calcext:value-type="float">
            <text:p>139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394" calcext:value-type="float">
            <text:p>139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395" calcext:value-type="float">
            <text:p>139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397" calcext:value-type="float">
            <text:p>139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398" calcext:value-type="float">
            <text:p>139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399" calcext:value-type="float">
            <text:p>139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401" calcext:value-type="float">
            <text:p>140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402" calcext:value-type="float">
            <text:p>14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1403" calcext:value-type="float">
            <text:p>140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1404" calcext:value-type="float">
            <text:p>140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1405" calcext:value-type="float">
            <text:p>140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1406" calcext:value-type="float">
            <text:p>140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1409" calcext:value-type="float">
            <text:p>140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1411" calcext:value-type="float">
            <text:p>141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1412" calcext:value-type="float">
            <text:p>141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1413" calcext:value-type="float">
            <text:p>141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1415" calcext:value-type="float">
            <text:p>141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1416" calcext:value-type="float">
            <text:p>141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1417" calcext:value-type="float">
            <text:p>141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1418" calcext:value-type="float">
            <text:p>141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1419" calcext:value-type="float">
            <text:p>141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1420" calcext:value-type="float">
            <text:p>142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1422" calcext:value-type="float">
            <text:p>142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1423" calcext:value-type="float">
            <text:p>142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1424" calcext:value-type="float">
            <text:p>142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1426" calcext:value-type="float">
            <text:p>142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1427" calcext:value-type="float">
            <text:p>142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429" calcext:value-type="float">
            <text:p>142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1431" calcext:value-type="float">
            <text:p>143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1432" calcext:value-type="float">
            <text:p>143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1433" calcext:value-type="float">
            <text:p>143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1434" calcext:value-type="float">
            <text:p>143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1435" calcext:value-type="float">
            <text:p>143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1437" calcext:value-type="float">
            <text:p>143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1438" calcext:value-type="float">
            <text:p>143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1440" calcext:value-type="float">
            <text:p>144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1441" calcext:value-type="float">
            <text:p>144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1442" calcext:value-type="float">
            <text:p>144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1443" calcext:value-type="float">
            <text:p>144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1444" calcext:value-type="float">
            <text:p>144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1445" calcext:value-type="float">
            <text:p>144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1446" calcext:value-type="float">
            <text:p>144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1447" calcext:value-type="float">
            <text:p>144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448" calcext:value-type="float">
            <text:p>144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1451" calcext:value-type="float">
            <text:p>145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1455" calcext:value-type="float">
            <text:p>145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1459" calcext:value-type="float">
            <text:p>145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1463" calcext:value-type="float">
            <text:p>146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1464" calcext:value-type="float">
            <text:p>146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1465" calcext:value-type="float">
            <text:p>146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1466" calcext:value-type="float">
            <text:p>146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1467" calcext:value-type="float">
            <text:p>146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1468" calcext:value-type="float">
            <text:p>146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1469" calcext:value-type="float">
            <text:p>146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1470" calcext:value-type="float">
            <text:p>147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1471" calcext:value-type="float">
            <text:p>147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472" calcext:value-type="float">
            <text:p>147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1473" calcext:value-type="float">
            <text:p>147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1475" calcext:value-type="float">
            <text:p>147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1476" calcext:value-type="float">
            <text:p>147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1477" calcext:value-type="float">
            <text:p>147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1479" calcext:value-type="float">
            <text:p>147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1480" calcext:value-type="float">
            <text:p>148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1482" calcext:value-type="float">
            <text:p>148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1483" calcext:value-type="float">
            <text:p>148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1484" calcext:value-type="float">
            <text:p>148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1485" calcext:value-type="float">
            <text:p>148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1486" calcext:value-type="float">
            <text:p>148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1487" calcext:value-type="float">
            <text:p>148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1488" calcext:value-type="float">
            <text:p>148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1489" calcext:value-type="float">
            <text:p>148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1490" calcext:value-type="float">
            <text:p>149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1491" calcext:value-type="float">
            <text:p>149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492" calcext:value-type="float">
            <text:p>149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493" calcext:value-type="float">
            <text:p>149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494" calcext:value-type="float">
            <text:p>149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495" calcext:value-type="float">
            <text:p>149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496" calcext:value-type="float">
            <text:p>149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497" calcext:value-type="float">
            <text:p>149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498" calcext:value-type="float">
            <text:p>149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502" calcext:value-type="float">
            <text:p>150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503" calcext:value-type="float">
            <text:p>150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504" calcext:value-type="float">
            <text:p>150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506" calcext:value-type="float">
            <text:p>150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507" calcext:value-type="float">
            <text:p>150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508" calcext:value-type="float">
            <text:p>150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509" calcext:value-type="float">
            <text:p>150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511" calcext:value-type="float">
            <text:p>151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512" calcext:value-type="float">
            <text:p>151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1513" calcext:value-type="float">
            <text:p>151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514" calcext:value-type="float">
            <text:p>151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1515" calcext:value-type="float">
            <text:p>151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516" calcext:value-type="float">
            <text:p>151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1517" calcext:value-type="float">
            <text:p>151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1518" calcext:value-type="float">
            <text:p>151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1519" calcext:value-type="float">
            <text:p>151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1521" calcext:value-type="float">
            <text:p>152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1522" calcext:value-type="float">
            <text:p>152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1523" calcext:value-type="float">
            <text:p>152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1524" calcext:value-type="float">
            <text:p>152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1525" calcext:value-type="float">
            <text:p>152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1526" calcext:value-type="float">
            <text:p>152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1527" calcext:value-type="float">
            <text:p>152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1528" calcext:value-type="float">
            <text:p>152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1529" calcext:value-type="float">
            <text:p>152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1531" calcext:value-type="float">
            <text:p>153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1532" calcext:value-type="float">
            <text:p>15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1533" calcext:value-type="float">
            <text:p>153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534" calcext:value-type="float">
            <text:p>153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535" calcext:value-type="float">
            <text:p>153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1536" calcext:value-type="float">
            <text:p>153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537" calcext:value-type="float">
            <text:p>153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1538" calcext:value-type="float">
            <text:p>153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1539" calcext:value-type="float">
            <text:p>153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1542" calcext:value-type="float">
            <text:p>154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1543" calcext:value-type="float">
            <text:p>154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1544" calcext:value-type="float">
            <text:p>154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1545" calcext:value-type="float">
            <text:p>154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1546" calcext:value-type="float">
            <text:p>154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1547" calcext:value-type="float">
            <text:p>154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1548" calcext:value-type="float">
            <text:p>154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1549" calcext:value-type="float">
            <text:p>154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1550" calcext:value-type="float">
            <text:p>155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1551" calcext:value-type="float">
            <text:p>155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1552" calcext:value-type="float">
            <text:p>155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1553" calcext:value-type="float">
            <text:p>155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1554" calcext:value-type="float">
            <text:p>155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555" calcext:value-type="float">
            <text:p>155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556" calcext:value-type="float">
            <text:p>155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557" calcext:value-type="float">
            <text:p>155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558" calcext:value-type="float">
            <text:p>15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559" calcext:value-type="float">
            <text:p>155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560" calcext:value-type="float">
            <text:p>156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563" calcext:value-type="float">
            <text:p>156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564" calcext:value-type="float">
            <text:p>156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565" calcext:value-type="float">
            <text:p>156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566" calcext:value-type="float">
            <text:p>156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567" calcext:value-type="float">
            <text:p>156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568" calcext:value-type="float">
            <text:p>156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569" calcext:value-type="float">
            <text:p>156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570" calcext:value-type="float">
            <text:p>157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571" calcext:value-type="float">
            <text:p>157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572" calcext:value-type="float">
            <text:p>157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573" calcext:value-type="float">
            <text:p>157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574" calcext:value-type="float">
            <text:p>157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575" calcext:value-type="float">
            <text:p>157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76" calcext:value-type="float">
            <text:p>157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1577" calcext:value-type="float">
            <text:p>157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1578" calcext:value-type="float">
            <text:p>157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1580" calcext:value-type="float">
            <text:p>15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1581" calcext:value-type="float">
            <text:p>158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1582" calcext:value-type="float">
            <text:p>158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1584" calcext:value-type="float">
            <text:p>158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1585" calcext:value-type="float">
            <text:p>158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1586" calcext:value-type="float">
            <text:p>158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1587" calcext:value-type="float">
            <text:p>158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1588" calcext:value-type="float">
            <text:p>158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589" calcext:value-type="float">
            <text:p>158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1590" calcext:value-type="float">
            <text:p>159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1591" calcext:value-type="float">
            <text:p>159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593" calcext:value-type="float">
            <text:p>159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1594" calcext:value-type="float">
            <text:p>159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595" calcext:value-type="float">
            <text:p>159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1596" calcext:value-type="float">
            <text:p>159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597" calcext:value-type="float">
            <text:p>159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598" calcext:value-type="float">
            <text:p>159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599" calcext:value-type="float">
            <text:p>159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601" calcext:value-type="float">
            <text:p>160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602" calcext:value-type="float">
            <text:p>160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603" calcext:value-type="float">
            <text:p>160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605" calcext:value-type="float">
            <text:p>160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606" calcext:value-type="float">
            <text:p>160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607" calcext:value-type="float">
            <text:p>160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608" calcext:value-type="float">
            <text:p>160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609" calcext:value-type="float">
            <text:p>160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612" calcext:value-type="float">
            <text:p>161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613" calcext:value-type="float">
            <text:p>161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614" calcext:value-type="float">
            <text:p>161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615" calcext:value-type="float">
            <text:p>16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616" calcext:value-type="float">
            <text:p>161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617" calcext:value-type="float">
            <text:p>16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618" calcext:value-type="float">
            <text:p>161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1619" calcext:value-type="float">
            <text:p>161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1620" calcext:value-type="float">
            <text:p>162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1622" calcext:value-type="float">
            <text:p>162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1623" calcext:value-type="float">
            <text:p>162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1624" calcext:value-type="float">
            <text:p>162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1629" calcext:value-type="float">
            <text:p>162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1633" calcext:value-type="float">
            <text:p>163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1634" calcext:value-type="float">
            <text:p>163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639" calcext:value-type="float">
            <text:p>163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1640" calcext:value-type="float">
            <text:p>164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1641" calcext:value-type="float">
            <text:p>164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1642" calcext:value-type="float">
            <text:p>164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1643" calcext:value-type="float">
            <text:p>164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1644" calcext:value-type="float">
            <text:p>164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648" calcext:value-type="float">
            <text:p>164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649" calcext:value-type="float">
            <text:p>164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651" calcext:value-type="float">
            <text:p>165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652" calcext:value-type="float">
            <text:p>165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653" calcext:value-type="float">
            <text:p>165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654" calcext:value-type="float">
            <text:p>165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655" calcext:value-type="float">
            <text:p>165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656" calcext:value-type="float">
            <text:p>165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657" calcext:value-type="float">
            <text:p>165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658" calcext:value-type="float">
            <text:p>165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659" calcext:value-type="float">
            <text:p>165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660" calcext:value-type="float">
            <text:p>166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1661" calcext:value-type="float">
            <text:p>166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1662" calcext:value-type="float">
            <text:p>166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1663" calcext:value-type="float">
            <text:p>166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1664" calcext:value-type="float">
            <text:p>166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1665" calcext:value-type="float">
            <text:p>166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1667" calcext:value-type="float">
            <text:p>166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1669" calcext:value-type="float">
            <text:p>166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1671" calcext:value-type="float">
            <text:p>167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1672" calcext:value-type="float">
            <text:p>167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1673" calcext:value-type="float">
            <text:p>167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1674" calcext:value-type="float">
            <text:p>167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1675" calcext:value-type="float">
            <text:p>167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1676" calcext:value-type="float">
            <text:p>167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1677" calcext:value-type="float">
            <text:p>167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1678" calcext:value-type="float">
            <text:p>167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679" calcext:value-type="float">
            <text:p>167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1680" calcext:value-type="float">
            <text:p>168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681" calcext:value-type="float">
            <text:p>168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682" calcext:value-type="float">
            <text:p>168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1683" calcext:value-type="float">
            <text:p>168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684" calcext:value-type="float">
            <text:p>168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1685" calcext:value-type="float">
            <text:p>168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1686" calcext:value-type="float">
            <text:p>168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1687" calcext:value-type="float">
            <text:p>168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1688" calcext:value-type="float">
            <text:p>168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1690" calcext:value-type="float">
            <text:p>169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1691" calcext:value-type="float">
            <text:p>169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1692" calcext:value-type="float">
            <text:p>169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1693" calcext:value-type="float">
            <text:p>169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1694" calcext:value-type="float">
            <text:p>169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1695" calcext:value-type="float">
            <text:p>169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1696" calcext:value-type="float">
            <text:p>169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1697" calcext:value-type="float">
            <text:p>169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1698" calcext:value-type="float">
            <text:p>169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1699" calcext:value-type="float">
            <text:p>169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1701" calcext:value-type="float">
            <text:p>170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1702" calcext:value-type="float">
            <text:p>170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1703" calcext:value-type="float">
            <text:p>170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1705" calcext:value-type="float">
            <text:p>170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1706" calcext:value-type="float">
            <text:p>170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1707" calcext:value-type="float">
            <text:p>170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1708" calcext:value-type="float">
            <text:p>170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1709" calcext:value-type="float">
            <text:p>170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1711" calcext:value-type="float">
            <text:p>171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1712" calcext:value-type="float">
            <text:p>171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1713" calcext:value-type="float">
            <text:p>171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1714" calcext:value-type="float">
            <text:p>171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1715" calcext:value-type="float">
            <text:p>171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1716" calcext:value-type="float">
            <text:p>171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1717" calcext:value-type="float">
            <text:p>171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1718" calcext:value-type="float">
            <text:p>171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1719" calcext:value-type="float">
            <text:p>171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1720" calcext:value-type="float">
            <text:p>172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1721" calcext:value-type="float">
            <text:p>172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1722" calcext:value-type="float">
            <text:p>172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1723" calcext:value-type="float">
            <text:p>172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724" calcext:value-type="float">
            <text:p>172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1726" calcext:value-type="float">
            <text:p>172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1727" calcext:value-type="float">
            <text:p>172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1730" calcext:value-type="float">
            <text:p>173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1732" calcext:value-type="float">
            <text:p>173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1733" calcext:value-type="float">
            <text:p>173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1734" calcext:value-type="float">
            <text:p>173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1735" calcext:value-type="float">
            <text:p>173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736" calcext:value-type="float">
            <text:p>173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1737" calcext:value-type="float">
            <text:p>173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1738" calcext:value-type="float">
            <text:p>173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1739" calcext:value-type="float">
            <text:p>173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740" calcext:value-type="float">
            <text:p>174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1741" calcext:value-type="float">
            <text:p>174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742" calcext:value-type="float">
            <text:p>174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1743" calcext:value-type="float">
            <text:p>174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744" calcext:value-type="float">
            <text:p>174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745" calcext:value-type="float">
            <text:p>174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746" calcext:value-type="float">
            <text:p>174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749" calcext:value-type="float">
            <text:p>174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751" calcext:value-type="float">
            <text:p>175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753" calcext:value-type="float">
            <text:p>175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756" calcext:value-type="float">
            <text:p>175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760" calcext:value-type="float">
            <text:p>176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761" calcext:value-type="float">
            <text:p>176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762" calcext:value-type="float">
            <text:p>176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763" calcext:value-type="float">
            <text:p>176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764" calcext:value-type="float">
            <text:p>176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765" calcext:value-type="float">
            <text:p>176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766" calcext:value-type="float">
            <text:p>176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1767" calcext:value-type="float">
            <text:p>176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768" calcext:value-type="float">
            <text:p>176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769" calcext:value-type="float">
            <text:p>176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770" calcext:value-type="float">
            <text:p>177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771" calcext:value-type="float">
            <text:p>177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772" calcext:value-type="float">
            <text:p>177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774" calcext:value-type="float">
            <text:p>177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775" calcext:value-type="float">
            <text:p>177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1776" calcext:value-type="float">
            <text:p>177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1777" calcext:value-type="float">
            <text:p>177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1778" calcext:value-type="float">
            <text:p>177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1779" calcext:value-type="float">
            <text:p>177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1780" calcext:value-type="float">
            <text:p>178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1781" calcext:value-type="float">
            <text:p>178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1782" calcext:value-type="float">
            <text:p>178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1783" calcext:value-type="float">
            <text:p>178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1784" calcext:value-type="float">
            <text:p>178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1788" calcext:value-type="float">
            <text:p>178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1789" calcext:value-type="float">
            <text:p>178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1790" calcext:value-type="float">
            <text:p>179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1791" calcext:value-type="float">
            <text:p>179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1792" calcext:value-type="float">
            <text:p>179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1793" calcext:value-type="float">
            <text:p>179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1795" calcext:value-type="float">
            <text:p>179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1796" calcext:value-type="float">
            <text:p>179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1803" calcext:value-type="float">
            <text:p>18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1804" calcext:value-type="float">
            <text:p>180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1805" calcext:value-type="float">
            <text:p>180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1806" calcext:value-type="float">
            <text:p>180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807" calcext:value-type="float">
            <text:p>180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1808" calcext:value-type="float">
            <text:p>180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1810" calcext:value-type="float">
            <text:p>18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1811" calcext:value-type="float">
            <text:p>181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1812" calcext:value-type="float">
            <text:p>181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1813" calcext:value-type="float">
            <text:p>181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1814" calcext:value-type="float">
            <text:p>181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1816" calcext:value-type="float">
            <text:p>181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1817" calcext:value-type="float">
            <text:p>181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1818" calcext:value-type="float">
            <text:p>181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1821" calcext:value-type="float">
            <text:p>182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1822" calcext:value-type="float">
            <text:p>182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1823" calcext:value-type="float">
            <text:p>182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824" calcext:value-type="float">
            <text:p>182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1825" calcext:value-type="float">
            <text:p>182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826" calcext:value-type="float">
            <text:p>182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1827" calcext:value-type="float">
            <text:p>182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1828" calcext:value-type="float">
            <text:p>182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1829" calcext:value-type="float">
            <text:p>182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1830" calcext:value-type="float">
            <text:p>183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1831" calcext:value-type="float">
            <text:p>183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1832" calcext:value-type="float">
            <text:p>183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1833" calcext:value-type="float">
            <text:p>183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1834" calcext:value-type="float">
            <text:p>183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1835" calcext:value-type="float">
            <text:p>183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1836" calcext:value-type="float">
            <text:p>183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1838" calcext:value-type="float">
            <text:p>183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1839" calcext:value-type="float">
            <text:p>183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1840" calcext:value-type="float">
            <text:p>184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1841" calcext:value-type="float">
            <text:p>184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1842" calcext:value-type="float">
            <text:p>184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1843" calcext:value-type="float">
            <text:p>184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1844" calcext:value-type="float">
            <text:p>184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1847" calcext:value-type="float">
            <text:p>18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1848" calcext:value-type="float">
            <text:p>184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849" calcext:value-type="float">
            <text:p>18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1851" calcext:value-type="float">
            <text:p>185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1852" calcext:value-type="float">
            <text:p>185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1853" calcext:value-type="float">
            <text:p>185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1855" calcext:value-type="float">
            <text:p>185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1856" calcext:value-type="float">
            <text:p>185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1857" calcext:value-type="float">
            <text:p>185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1859" calcext:value-type="float">
            <text:p>185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1860" calcext:value-type="float">
            <text:p>186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1861" calcext:value-type="float">
            <text:p>186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1862" calcext:value-type="float">
            <text:p>186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1863" calcext:value-type="float">
            <text:p>186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1864" calcext:value-type="float">
            <text:p>186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1865" calcext:value-type="float">
            <text:p>186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1867" calcext:value-type="float">
            <text:p>186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1868" calcext:value-type="float">
            <text:p>186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1869" calcext:value-type="float">
            <text:p>186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1871" calcext:value-type="float">
            <text:p>187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872" calcext:value-type="float">
            <text:p>187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873" calcext:value-type="float">
            <text:p>187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874" calcext:value-type="float">
            <text:p>187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875" calcext:value-type="float">
            <text:p>187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876" calcext:value-type="float">
            <text:p>187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877" calcext:value-type="float">
            <text:p>187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878" calcext:value-type="float">
            <text:p>187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881" calcext:value-type="float">
            <text:p>188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882" calcext:value-type="float">
            <text:p>188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883" calcext:value-type="float">
            <text:p>188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884" calcext:value-type="float">
            <text:p>188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885" calcext:value-type="float">
            <text:p>188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886" calcext:value-type="float">
            <text:p>188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887" calcext:value-type="float">
            <text:p>188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888" calcext:value-type="float">
            <text:p>188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889" calcext:value-type="float">
            <text:p>188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890" calcext:value-type="float">
            <text:p>189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891" calcext:value-type="float">
            <text:p>189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1892" calcext:value-type="float">
            <text:p>189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893" calcext:value-type="float">
            <text:p>189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894" calcext:value-type="float">
            <text:p>189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895" calcext:value-type="float">
            <text:p>189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896" calcext:value-type="float">
            <text:p>189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1899" calcext:value-type="float">
            <text:p>189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1901" calcext:value-type="float">
            <text:p>190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902" calcext:value-type="float">
            <text:p>190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903" calcext:value-type="float">
            <text:p>190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904" calcext:value-type="float">
            <text:p>190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905" calcext:value-type="float">
            <text:p>190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907" calcext:value-type="float">
            <text:p>190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909" calcext:value-type="float">
            <text:p>190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910" calcext:value-type="float">
            <text:p>19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1912" calcext:value-type="float">
            <text:p>191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913" calcext:value-type="float">
            <text:p>191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1914" calcext:value-type="float">
            <text:p>191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1915" calcext:value-type="float">
            <text:p>191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1916" calcext:value-type="float">
            <text:p>191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1917" calcext:value-type="float">
            <text:p>191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1918" calcext:value-type="float">
            <text:p>191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1919" calcext:value-type="float">
            <text:p>191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1922" calcext:value-type="float">
            <text:p>192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1923" calcext:value-type="float">
            <text:p>192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1924" calcext:value-type="float">
            <text:p>192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1925" calcext:value-type="float">
            <text:p>192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1926" calcext:value-type="float">
            <text:p>192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1927" calcext:value-type="float">
            <text:p>192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1928" calcext:value-type="float">
            <text:p>192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1930" calcext:value-type="float">
            <text:p>193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1931" calcext:value-type="float">
            <text:p>193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1932" calcext:value-type="float">
            <text:p>193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933" calcext:value-type="float">
            <text:p>193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934" calcext:value-type="float">
            <text:p>193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1935" calcext:value-type="float">
            <text:p>193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1936" calcext:value-type="float">
            <text:p>193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937" calcext:value-type="float">
            <text:p>193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1938" calcext:value-type="float">
            <text:p>193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1939" calcext:value-type="float">
            <text:p>193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940" calcext:value-type="float">
            <text:p>194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1941" calcext:value-type="float">
            <text:p>194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1943" calcext:value-type="float">
            <text:p>194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944" calcext:value-type="float">
            <text:p>194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945" calcext:value-type="float">
            <text:p>194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948" calcext:value-type="float">
            <text:p>194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949" calcext:value-type="float">
            <text:p>194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951" calcext:value-type="float">
            <text:p>195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952" calcext:value-type="float">
            <text:p>195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953" calcext:value-type="float">
            <text:p>195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954" calcext:value-type="float">
            <text:p>19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1955" calcext:value-type="float">
            <text:p>195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1956" calcext:value-type="float">
            <text:p>195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1957" calcext:value-type="float">
            <text:p>195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1958" calcext:value-type="float">
            <text:p>195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1959" calcext:value-type="float">
            <text:p>195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1961" calcext:value-type="float">
            <text:p>196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1965" calcext:value-type="float">
            <text:p>196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1966" calcext:value-type="float">
            <text:p>196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1972" calcext:value-type="float">
            <text:p>197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1974" calcext:value-type="float">
            <text:p>197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1975" calcext:value-type="float">
            <text:p>197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1976" calcext:value-type="float">
            <text:p>197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1981" calcext:value-type="float">
            <text:p>198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1987" calcext:value-type="float">
            <text:p>198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1990" calcext:value-type="float">
            <text:p>199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1991" calcext:value-type="float">
            <text:p>199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1992" calcext:value-type="float">
            <text:p>199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994" calcext:value-type="float">
            <text:p>199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020" calcext:value-type="float">
            <text:p>202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2025" calcext:value-type="float">
            <text:p>202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2027" calcext:value-type="float">
            <text:p>202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2028" calcext:value-type="float">
            <text:p>202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029" calcext:value-type="float">
            <text:p>202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2031" calcext:value-type="float">
            <text:p>203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032" calcext:value-type="float">
            <text:p>203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033" calcext:value-type="float">
            <text:p>203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034" calcext:value-type="float">
            <text:p>203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035" calcext:value-type="float">
            <text:p>203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037" calcext:value-type="float">
            <text:p>203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039" calcext:value-type="float">
            <text:p>203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040" calcext:value-type="float">
            <text:p>204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2041" calcext:value-type="float">
            <text:p>204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2042" calcext:value-type="float">
            <text:p>204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2043" calcext:value-type="float">
            <text:p>204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2044" calcext:value-type="float">
            <text:p>204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2045" calcext:value-type="float">
            <text:p>204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2046" calcext:value-type="float">
            <text:p>204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2049" calcext:value-type="float">
            <text:p>204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050" calcext:value-type="float">
            <text:p>205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051" calcext:value-type="float">
            <text:p>205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052" calcext:value-type="float">
            <text:p>205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053" calcext:value-type="float">
            <text:p>205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054" calcext:value-type="float">
            <text:p>205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055" calcext:value-type="float">
            <text:p>205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056" calcext:value-type="float">
            <text:p>205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057" calcext:value-type="float">
            <text:p>205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058" calcext:value-type="float">
            <text:p>205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061" calcext:value-type="float">
            <text:p>206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062" calcext:value-type="float">
            <text:p>206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063" calcext:value-type="float">
            <text:p>206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064" calcext:value-type="float">
            <text:p>206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065" calcext:value-type="float">
            <text:p>206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066" calcext:value-type="float">
            <text:p>206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067" calcext:value-type="float">
            <text:p>206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2068" calcext:value-type="float">
            <text:p>206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2070" calcext:value-type="float">
            <text:p>207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071" calcext:value-type="float">
            <text:p>207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074" calcext:value-type="float">
            <text:p>207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075" calcext:value-type="float">
            <text:p>207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076" calcext:value-type="float">
            <text:p>207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077" calcext:value-type="float">
            <text:p>207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078" calcext:value-type="float">
            <text:p>207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079" calcext:value-type="float">
            <text:p>207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081" calcext:value-type="float">
            <text:p>208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082" calcext:value-type="float">
            <text:p>208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083" calcext:value-type="float">
            <text:p>208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084" calcext:value-type="float">
            <text:p>208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085" calcext:value-type="float">
            <text:p>208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086" calcext:value-type="float">
            <text:p>20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087" calcext:value-type="float">
            <text:p>208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088" calcext:value-type="float">
            <text:p>208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089" calcext:value-type="float">
            <text:p>208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091" calcext:value-type="float">
            <text:p>209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092" calcext:value-type="float">
            <text:p>20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093" calcext:value-type="float">
            <text:p>209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095" calcext:value-type="float">
            <text:p>209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096" calcext:value-type="float">
            <text:p>209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097" calcext:value-type="float">
            <text:p>209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098" calcext:value-type="float">
            <text:p>209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099" calcext:value-type="float">
            <text:p>209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101" calcext:value-type="float">
            <text:p>210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102" calcext:value-type="float">
            <text:p>210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103" calcext:value-type="float">
            <text:p>210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104" calcext:value-type="float">
            <text:p>210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105" calcext:value-type="float">
            <text:p>210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2106" calcext:value-type="float">
            <text:p>210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107" calcext:value-type="float">
            <text:p>210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108" calcext:value-type="float">
            <text:p>210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109" calcext:value-type="float">
            <text:p>210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110" calcext:value-type="float">
            <text:p>211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2112" calcext:value-type="float">
            <text:p>211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113" calcext:value-type="float">
            <text:p>211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2114" calcext:value-type="float">
            <text:p>211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2115" calcext:value-type="float">
            <text:p>211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117" calcext:value-type="float">
            <text:p>211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118" calcext:value-type="float">
            <text:p>211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119" calcext:value-type="float">
            <text:p>211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121" calcext:value-type="float">
            <text:p>212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2122" calcext:value-type="float">
            <text:p>212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2123" calcext:value-type="float">
            <text:p>212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2124" calcext:value-type="float">
            <text:p>212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2125" calcext:value-type="float">
            <text:p>212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2126" calcext:value-type="float">
            <text:p>2126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2127" calcext:value-type="float">
            <text:p>212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2128" calcext:value-type="float">
            <text:p>212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2129" calcext:value-type="float">
            <text:p>2129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2130" calcext:value-type="float">
            <text:p>213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2131" calcext:value-type="float">
            <text:p>213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2133" calcext:value-type="float">
            <text:p>213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2134" calcext:value-type="float">
            <text:p>213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2135" calcext:value-type="float">
            <text:p>213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2136" calcext:value-type="float">
            <text:p>2136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2137" calcext:value-type="float">
            <text:p>213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2138" calcext:value-type="float">
            <text:p>213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2139" calcext:value-type="float">
            <text:p>2139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2140" calcext:value-type="float">
            <text:p>214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2141" calcext:value-type="float">
            <text:p>214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2142" calcext:value-type="float">
            <text:p>214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2143" calcext:value-type="float">
            <text:p>214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2144" calcext:value-type="float">
            <text:p>214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2145" calcext:value-type="float">
            <text:p>214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2146" calcext:value-type="float">
            <text:p>214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2147" calcext:value-type="float">
            <text:p>214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2149" calcext:value-type="float">
            <text:p>2149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2151" calcext:value-type="float">
            <text:p>21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2152" calcext:value-type="float">
            <text:p>215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2154" calcext:value-type="float">
            <text:p>215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2155" calcext:value-type="float">
            <text:p>215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2156" calcext:value-type="float">
            <text:p>215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2157" calcext:value-type="float">
            <text:p>215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2158" calcext:value-type="float">
            <text:p>215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2159" calcext:value-type="float">
            <text:p>2159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2161" calcext:value-type="float">
            <text:p>216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2162" calcext:value-type="float">
            <text:p>216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2163" calcext:value-type="float">
            <text:p>216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2165" calcext:value-type="float">
            <text:p>216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2166" calcext:value-type="float">
            <text:p>216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2167" calcext:value-type="float">
            <text:p>216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2168" calcext:value-type="float">
            <text:p>216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169" calcext:value-type="float">
            <text:p>216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170" calcext:value-type="float">
            <text:p>217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171" calcext:value-type="float">
            <text:p>217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172" calcext:value-type="float">
            <text:p>217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173" calcext:value-type="float">
            <text:p>217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2175" calcext:value-type="float">
            <text:p>217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2176" calcext:value-type="float">
            <text:p>217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2177" calcext:value-type="float">
            <text:p>217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2178" calcext:value-type="float">
            <text:p>217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2179" calcext:value-type="float">
            <text:p>217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2180" calcext:value-type="float">
            <text:p>218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2181" calcext:value-type="float">
            <text:p>218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2182" calcext:value-type="float">
            <text:p>218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2183" calcext:value-type="float">
            <text:p>218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2184" calcext:value-type="float">
            <text:p>218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185" calcext:value-type="float">
            <text:p>218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187" calcext:value-type="float">
            <text:p>218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188" calcext:value-type="float">
            <text:p>218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189" calcext:value-type="float">
            <text:p>218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190" calcext:value-type="float">
            <text:p>219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191" calcext:value-type="float">
            <text:p>219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193" calcext:value-type="float">
            <text:p>219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2194" calcext:value-type="float">
            <text:p>219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196" calcext:value-type="float">
            <text:p>2196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197" calcext:value-type="float">
            <text:p>219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198" calcext:value-type="float">
            <text:p>219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199" calcext:value-type="float">
            <text:p>219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200" calcext:value-type="float">
            <text:p>220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201" calcext:value-type="float">
            <text:p>220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202" calcext:value-type="float">
            <text:p>220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203" calcext:value-type="float">
            <text:p>220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204" calcext:value-type="float">
            <text:p>220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205" calcext:value-type="float">
            <text:p>22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2206" calcext:value-type="float">
            <text:p>220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2207" calcext:value-type="float">
            <text:p>220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2208" calcext:value-type="float">
            <text:p>220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2209" calcext:value-type="float">
            <text:p>220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210" calcext:value-type="float">
            <text:p>22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211" calcext:value-type="float">
            <text:p>221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212" calcext:value-type="float">
            <text:p>221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213" calcext:value-type="float">
            <text:p>221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215" calcext:value-type="float">
            <text:p>221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217" calcext:value-type="float">
            <text:p>221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218" calcext:value-type="float">
            <text:p>221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219" calcext:value-type="float">
            <text:p>221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220" calcext:value-type="float">
            <text:p>222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221" calcext:value-type="float">
            <text:p>222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222" calcext:value-type="float">
            <text:p>222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2223" calcext:value-type="float">
            <text:p>222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2224" calcext:value-type="float">
            <text:p>222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225" calcext:value-type="float">
            <text:p>222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226" calcext:value-type="float">
            <text:p>222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227" calcext:value-type="float">
            <text:p>222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2228" calcext:value-type="float">
            <text:p>222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2229" calcext:value-type="float">
            <text:p>222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230" calcext:value-type="float">
            <text:p>223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2231" calcext:value-type="float">
            <text:p>223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2232" calcext:value-type="float">
            <text:p>223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233" calcext:value-type="float">
            <text:p>223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2234" calcext:value-type="float">
            <text:p>223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2235" calcext:value-type="float">
            <text:p>223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2236" calcext:value-type="float">
            <text:p>223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237" calcext:value-type="float">
            <text:p>223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239" calcext:value-type="float">
            <text:p>223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2240" calcext:value-type="float">
            <text:p>224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2242" calcext:value-type="float">
            <text:p>224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2243" calcext:value-type="float">
            <text:p>224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2244" calcext:value-type="float">
            <text:p>224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2246" calcext:value-type="float">
            <text:p>224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2247" calcext:value-type="float">
            <text:p>224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248" calcext:value-type="float">
            <text:p>224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249" calcext:value-type="float">
            <text:p>224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251" calcext:value-type="float">
            <text:p>225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252" calcext:value-type="float">
            <text:p>225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253" calcext:value-type="float">
            <text:p>225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254" calcext:value-type="float">
            <text:p>225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255" calcext:value-type="float">
            <text:p>225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256" calcext:value-type="float">
            <text:p>225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257" calcext:value-type="float">
            <text:p>225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258" calcext:value-type="float">
            <text:p>225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261" calcext:value-type="float">
            <text:p>226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262" calcext:value-type="float">
            <text:p>226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263" calcext:value-type="float">
            <text:p>226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264" calcext:value-type="float">
            <text:p>226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265" calcext:value-type="float">
            <text:p>226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266" calcext:value-type="float">
            <text:p>226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267" calcext:value-type="float">
            <text:p>226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268" calcext:value-type="float">
            <text:p>226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2269" calcext:value-type="float">
            <text:p>2269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2271" calcext:value-type="float">
            <text:p>227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2272" calcext:value-type="float">
            <text:p>227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2273" calcext:value-type="float">
            <text:p>227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274" calcext:value-type="float">
            <text:p>227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276" calcext:value-type="float">
            <text:p>227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277" calcext:value-type="float">
            <text:p>227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278" calcext:value-type="float">
            <text:p>227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279" calcext:value-type="float">
            <text:p>2279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281" calcext:value-type="float">
            <text:p>228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282" calcext:value-type="float">
            <text:p>228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283" calcext:value-type="float">
            <text:p>228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284" calcext:value-type="float">
            <text:p>228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285" calcext:value-type="float">
            <text:p>228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286" calcext:value-type="float">
            <text:p>228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287" calcext:value-type="float">
            <text:p>228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288" calcext:value-type="float">
            <text:p>228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2289" calcext:value-type="float">
            <text:p>228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290" calcext:value-type="float">
            <text:p>229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291" calcext:value-type="float">
            <text:p>229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292" calcext:value-type="float">
            <text:p>229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293" calcext:value-type="float">
            <text:p>229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294" calcext:value-type="float">
            <text:p>229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295" calcext:value-type="float">
            <text:p>229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296" calcext:value-type="float">
            <text:p>229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297" calcext:value-type="float">
            <text:p>229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298" calcext:value-type="float">
            <text:p>229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299" calcext:value-type="float">
            <text:p>229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300" calcext:value-type="float">
            <text:p>23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302" calcext:value-type="float">
            <text:p>230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303" calcext:value-type="float">
            <text:p>230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304" calcext:value-type="float">
            <text:p>230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305" calcext:value-type="float">
            <text:p>230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306" calcext:value-type="float">
            <text:p>230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307" calcext:value-type="float">
            <text:p>230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308" calcext:value-type="float">
            <text:p>230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309" calcext:value-type="float">
            <text:p>230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310" calcext:value-type="float">
            <text:p>231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311" calcext:value-type="float">
            <text:p>231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313" calcext:value-type="float">
            <text:p>231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314" calcext:value-type="float">
            <text:p>231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315" calcext:value-type="float">
            <text:p>231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316" calcext:value-type="float">
            <text:p>231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317" calcext:value-type="float">
            <text:p>231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318" calcext:value-type="float">
            <text:p>231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319" calcext:value-type="float">
            <text:p>231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320" calcext:value-type="float">
            <text:p>232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321" calcext:value-type="float">
            <text:p>232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323" calcext:value-type="float">
            <text:p>232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324" calcext:value-type="float">
            <text:p>232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325" calcext:value-type="float">
            <text:p>232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326" calcext:value-type="float">
            <text:p>232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327" calcext:value-type="float">
            <text:p>232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328" calcext:value-type="float">
            <text:p>232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329" calcext:value-type="float">
            <text:p>232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330" calcext:value-type="float">
            <text:p>233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331" calcext:value-type="float">
            <text:p>233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2332" calcext:value-type="float">
            <text:p>233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2333" calcext:value-type="float">
            <text:p>233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2334" calcext:value-type="float">
            <text:p>233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2335" calcext:value-type="float">
            <text:p>233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2336" calcext:value-type="float">
            <text:p>2336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2337" calcext:value-type="float">
            <text:p>233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2338" calcext:value-type="float">
            <text:p>233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2339" calcext:value-type="float">
            <text:p>233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2341" calcext:value-type="float">
            <text:p>234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2342" calcext:value-type="float">
            <text:p>234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2344" calcext:value-type="float">
            <text:p>234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2345" calcext:value-type="float">
            <text:p>234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2346" calcext:value-type="float">
            <text:p>2346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2347" calcext:value-type="float">
            <text:p>234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2351" calcext:value-type="float">
            <text:p>235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2353" calcext:value-type="float">
            <text:p>2353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2354" calcext:value-type="float">
            <text:p>235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2356" calcext:value-type="float">
            <text:p>235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2357" calcext:value-type="float">
            <text:p>235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2361" calcext:value-type="float">
            <text:p>236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362" calcext:value-type="float">
            <text:p>236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365" calcext:value-type="float">
            <text:p>236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368" calcext:value-type="float">
            <text:p>236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369" calcext:value-type="float">
            <text:p>236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370" calcext:value-type="float">
            <text:p>237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371" calcext:value-type="float">
            <text:p>237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2372" calcext:value-type="float">
            <text:p>237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373" calcext:value-type="float">
            <text:p>237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374" calcext:value-type="float">
            <text:p>237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375" calcext:value-type="float">
            <text:p>237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376" calcext:value-type="float">
            <text:p>237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2377" calcext:value-type="float">
            <text:p>237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378" calcext:value-type="float">
            <text:p>237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379" calcext:value-type="float">
            <text:p>237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380" calcext:value-type="float">
            <text:p>238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381" calcext:value-type="float">
            <text:p>238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382" calcext:value-type="float">
            <text:p>238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383" calcext:value-type="float">
            <text:p>238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384" calcext:value-type="float">
            <text:p>238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386" calcext:value-type="float">
            <text:p>238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387" calcext:value-type="float">
            <text:p>238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388" calcext:value-type="float">
            <text:p>238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389" calcext:value-type="float">
            <text:p>238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390" calcext:value-type="float">
            <text:p>239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391" calcext:value-type="float">
            <text:p>239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392" calcext:value-type="float">
            <text:p>239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393" calcext:value-type="float">
            <text:p>239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394" calcext:value-type="float">
            <text:p>239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2395" calcext:value-type="float">
            <text:p>239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2396" calcext:value-type="float">
            <text:p>239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397" calcext:value-type="float">
            <text:p>239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2398" calcext:value-type="float">
            <text:p>239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399" calcext:value-type="float">
            <text:p>239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400" calcext:value-type="float">
            <text:p>240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2401" calcext:value-type="float">
            <text:p>240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402" calcext:value-type="float">
            <text:p>240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403" calcext:value-type="float">
            <text:p>240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404" calcext:value-type="float">
            <text:p>240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405" calcext:value-type="float">
            <text:p>240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407" calcext:value-type="float">
            <text:p>240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408" calcext:value-type="float">
            <text:p>240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409" calcext:value-type="float">
            <text:p>240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2411" calcext:value-type="float">
            <text:p>241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2413" calcext:value-type="float">
            <text:p>241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2414" calcext:value-type="float">
            <text:p>241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2415" calcext:value-type="float">
            <text:p>241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416" calcext:value-type="float">
            <text:p>241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417" calcext:value-type="float">
            <text:p>241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418" calcext:value-type="float">
            <text:p>241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419" calcext:value-type="float">
            <text:p>241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420" calcext:value-type="float">
            <text:p>242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2421" calcext:value-type="float">
            <text:p>242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2422" calcext:value-type="float">
            <text:p>242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2423" calcext:value-type="float">
            <text:p>242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424" calcext:value-type="float">
            <text:p>242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425" calcext:value-type="float">
            <text:p>242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426" calcext:value-type="float">
            <text:p>242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428" calcext:value-type="float">
            <text:p>242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429" calcext:value-type="float">
            <text:p>242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430" calcext:value-type="float">
            <text:p>243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431" calcext:value-type="float">
            <text:p>243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433" calcext:value-type="float">
            <text:p>243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434" calcext:value-type="float">
            <text:p>243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435" calcext:value-type="float">
            <text:p>243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436" calcext:value-type="float">
            <text:p>243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2437" calcext:value-type="float">
            <text:p>243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2438" calcext:value-type="float">
            <text:p>243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2439" calcext:value-type="float">
            <text:p>2439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2440" calcext:value-type="float">
            <text:p>244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2441" calcext:value-type="float">
            <text:p>244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2442" calcext:value-type="float">
            <text:p>244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2444" calcext:value-type="float">
            <text:p>244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2445" calcext:value-type="float">
            <text:p>244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2446" calcext:value-type="float">
            <text:p>244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2447" calcext:value-type="float">
            <text:p>244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2448" calcext:value-type="float">
            <text:p>244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451" calcext:value-type="float">
            <text:p>245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452" calcext:value-type="float">
            <text:p>245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453" calcext:value-type="float">
            <text:p>245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454" calcext:value-type="float">
            <text:p>245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455" calcext:value-type="float">
            <text:p>245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456" calcext:value-type="float">
            <text:p>245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457" calcext:value-type="float">
            <text:p>245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458" calcext:value-type="float">
            <text:p>245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459" calcext:value-type="float">
            <text:p>2459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460" calcext:value-type="float">
            <text:p>246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461" calcext:value-type="float">
            <text:p>246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462" calcext:value-type="float">
            <text:p>246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463" calcext:value-type="float">
            <text:p>24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464" calcext:value-type="float">
            <text:p>246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465" calcext:value-type="float">
            <text:p>246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466" calcext:value-type="float">
            <text:p>246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467" calcext:value-type="float">
            <text:p>246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468" calcext:value-type="float">
            <text:p>246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469" calcext:value-type="float">
            <text:p>2469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471" calcext:value-type="float">
            <text:p>247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472" calcext:value-type="float">
            <text:p>247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473" calcext:value-type="float">
            <text:p>247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474" calcext:value-type="float">
            <text:p>247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475" calcext:value-type="float">
            <text:p>247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476" calcext:value-type="float">
            <text:p>247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477" calcext:value-type="float">
            <text:p>247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478" calcext:value-type="float">
            <text:p>247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480" calcext:value-type="float">
            <text:p>248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481" calcext:value-type="float">
            <text:p>248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482" calcext:value-type="float">
            <text:p>248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483" calcext:value-type="float">
            <text:p>248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484" calcext:value-type="float">
            <text:p>248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485" calcext:value-type="float">
            <text:p>248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486" calcext:value-type="float">
            <text:p>248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487" calcext:value-type="float">
            <text:p>248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488" calcext:value-type="float">
            <text:p>248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489" calcext:value-type="float">
            <text:p>248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490" calcext:value-type="float">
            <text:p>249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492" calcext:value-type="float">
            <text:p>249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493" calcext:value-type="float">
            <text:p>249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495" calcext:value-type="float">
            <text:p>249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496" calcext:value-type="float">
            <text:p>249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497" calcext:value-type="float">
            <text:p>249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498" calcext:value-type="float">
            <text:p>249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499" calcext:value-type="float">
            <text:p>249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2501" calcext:value-type="float">
            <text:p>250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2502" calcext:value-type="float">
            <text:p>250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2503" calcext:value-type="float">
            <text:p>250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504" calcext:value-type="float">
            <text:p>250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505" calcext:value-type="float">
            <text:p>250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2506" calcext:value-type="float">
            <text:p>250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2507" calcext:value-type="float">
            <text:p>250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2508" calcext:value-type="float">
            <text:p>250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2509" calcext:value-type="float">
            <text:p>250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2510" calcext:value-type="float">
            <text:p>251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2511" calcext:value-type="float">
            <text:p>251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2513" calcext:value-type="float">
            <text:p>251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2514" calcext:value-type="float">
            <text:p>251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2515" calcext:value-type="float">
            <text:p>251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2516" calcext:value-type="float">
            <text:p>251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2517" calcext:value-type="float">
            <text:p>251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2518" calcext:value-type="float">
            <text:p>251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2519" calcext:value-type="float">
            <text:p>251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2520" calcext:value-type="float">
            <text:p>252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521" calcext:value-type="float">
            <text:p>252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522" calcext:value-type="float">
            <text:p>252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524" calcext:value-type="float">
            <text:p>252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525" calcext:value-type="float">
            <text:p>252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526" calcext:value-type="float">
            <text:p>252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528" calcext:value-type="float">
            <text:p>252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2529" calcext:value-type="float">
            <text:p>252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2530" calcext:value-type="float">
            <text:p>253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2531" calcext:value-type="float">
            <text:p>253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2532" calcext:value-type="float">
            <text:p>253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2534" calcext:value-type="float">
            <text:p>253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2535" calcext:value-type="float">
            <text:p>25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536" calcext:value-type="float">
            <text:p>253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537" calcext:value-type="float">
            <text:p>253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538" calcext:value-type="float">
            <text:p>253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539" calcext:value-type="float">
            <text:p>253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540" calcext:value-type="float">
            <text:p>254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541" calcext:value-type="float">
            <text:p>254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2542" calcext:value-type="float">
            <text:p>254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2543" calcext:value-type="float">
            <text:p>254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2544" calcext:value-type="float">
            <text:p>254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2545" calcext:value-type="float">
            <text:p>254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2547" calcext:value-type="float">
            <text:p>2547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2548" calcext:value-type="float">
            <text:p>254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2549" calcext:value-type="float">
            <text:p>254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2550" calcext:value-type="float">
            <text:p>255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2551" calcext:value-type="float">
            <text:p>255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2552" calcext:value-type="float">
            <text:p>255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2555" calcext:value-type="float">
            <text:p>255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2556" calcext:value-type="float">
            <text:p>255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2557" calcext:value-type="float">
            <text:p>2557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2558" calcext:value-type="float">
            <text:p>255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2559" calcext:value-type="float">
            <text:p>255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2561" calcext:value-type="float">
            <text:p>256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562" calcext:value-type="float">
            <text:p>256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2563" calcext:value-type="float">
            <text:p>2563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2564" calcext:value-type="float">
            <text:p>256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2565" calcext:value-type="float">
            <text:p>256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566" calcext:value-type="float">
            <text:p>256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567" calcext:value-type="float">
            <text:p>256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568" calcext:value-type="float">
            <text:p>256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569" calcext:value-type="float">
            <text:p>256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570" calcext:value-type="float">
            <text:p>257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571" calcext:value-type="float">
            <text:p>257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572" calcext:value-type="float">
            <text:p>257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573" calcext:value-type="float">
            <text:p>2573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574" calcext:value-type="float">
            <text:p>257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576" calcext:value-type="float">
            <text:p>257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577" calcext:value-type="float">
            <text:p>257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578" calcext:value-type="float">
            <text:p>257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579" calcext:value-type="float">
            <text:p>257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580" calcext:value-type="float">
            <text:p>258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581" calcext:value-type="float">
            <text:p>258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582" calcext:value-type="float">
            <text:p>258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583" calcext:value-type="float">
            <text:p>258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2584" calcext:value-type="float">
            <text:p>258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2585" calcext:value-type="float">
            <text:p>258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586" calcext:value-type="float">
            <text:p>258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2587" calcext:value-type="float">
            <text:p>258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588" calcext:value-type="float">
            <text:p>258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589" calcext:value-type="float">
            <text:p>258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590" calcext:value-type="float">
            <text:p>259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591" calcext:value-type="float">
            <text:p>259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592" calcext:value-type="float">
            <text:p>259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593" calcext:value-type="float">
            <text:p>259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2594" calcext:value-type="float">
            <text:p>259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2595" calcext:value-type="float">
            <text:p>259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2597" calcext:value-type="float">
            <text:p>259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2598" calcext:value-type="float">
            <text:p>259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2599" calcext:value-type="float">
            <text:p>259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2600" calcext:value-type="float">
            <text:p>260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2601" calcext:value-type="float">
            <text:p>260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602" calcext:value-type="float">
            <text:p>260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605" calcext:value-type="float">
            <text:p>260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606" calcext:value-type="float">
            <text:p>260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607" calcext:value-type="float">
            <text:p>260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608" calcext:value-type="float">
            <text:p>260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609" calcext:value-type="float">
            <text:p>260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610" calcext:value-type="float">
            <text:p>261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611" calcext:value-type="float">
            <text:p>261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612" calcext:value-type="float">
            <text:p>261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613" calcext:value-type="float">
            <text:p>261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614" calcext:value-type="float">
            <text:p>261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615" calcext:value-type="float">
            <text:p>261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616" calcext:value-type="float">
            <text:p>261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618" calcext:value-type="float">
            <text:p>261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619" calcext:value-type="float">
            <text:p>261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620" calcext:value-type="float">
            <text:p>262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621" calcext:value-type="float">
            <text:p>262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622" calcext:value-type="float">
            <text:p>262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623" calcext:value-type="float">
            <text:p>262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624" calcext:value-type="float">
            <text:p>262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625" calcext:value-type="float">
            <text:p>262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2626" calcext:value-type="float">
            <text:p>262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2627" calcext:value-type="float">
            <text:p>262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2628" calcext:value-type="float">
            <text:p>262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2629" calcext:value-type="float">
            <text:p>262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2630" calcext:value-type="float">
            <text:p>263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2631" calcext:value-type="float">
            <text:p>263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2632" calcext:value-type="float">
            <text:p>263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2633" calcext:value-type="float">
            <text:p>263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2634" calcext:value-type="float">
            <text:p>263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2635" calcext:value-type="float">
            <text:p>263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2636" calcext:value-type="float">
            <text:p>263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2637" calcext:value-type="float">
            <text:p>263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2639" calcext:value-type="float">
            <text:p>263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2640" calcext:value-type="float">
            <text:p>264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2641" calcext:value-type="float">
            <text:p>264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2642" calcext:value-type="float">
            <text:p>264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2643" calcext:value-type="float">
            <text:p>264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2644" calcext:value-type="float">
            <text:p>264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2645" calcext:value-type="float">
            <text:p>264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2646" calcext:value-type="float">
            <text:p>264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647" calcext:value-type="float">
            <text:p>264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648" calcext:value-type="float">
            <text:p>264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649" calcext:value-type="float">
            <text:p>264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650" calcext:value-type="float">
            <text:p>265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651" calcext:value-type="float">
            <text:p>265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652" calcext:value-type="float">
            <text:p>265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2653" calcext:value-type="float">
            <text:p>265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2654" calcext:value-type="float">
            <text:p>265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2655" calcext:value-type="float">
            <text:p>265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2656" calcext:value-type="float">
            <text:p>265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2657" calcext:value-type="float">
            <text:p>265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2658" calcext:value-type="float">
            <text:p>265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2659" calcext:value-type="float">
            <text:p>265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2661" calcext:value-type="float">
            <text:p>266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2662" calcext:value-type="float">
            <text:p>266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2663" calcext:value-type="float">
            <text:p>266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2664" calcext:value-type="float">
            <text:p>266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2665" calcext:value-type="float">
            <text:p>266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2666" calcext:value-type="float">
            <text:p>266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2667" calcext:value-type="float">
            <text:p>266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2668" calcext:value-type="float">
            <text:p>266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2669" calcext:value-type="float">
            <text:p>266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2671" calcext:value-type="float">
            <text:p>267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672" calcext:value-type="float">
            <text:p>267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673" calcext:value-type="float">
            <text:p>267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674" calcext:value-type="float">
            <text:p>267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2675" calcext:value-type="float">
            <text:p>26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2676" calcext:value-type="float">
            <text:p>267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2677" calcext:value-type="float">
            <text:p>26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2678" calcext:value-type="float">
            <text:p>267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2679" calcext:value-type="float">
            <text:p>267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2680" calcext:value-type="float">
            <text:p>268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2682" calcext:value-type="float">
            <text:p>268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683" calcext:value-type="float">
            <text:p>268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684" calcext:value-type="float">
            <text:p>268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685" calcext:value-type="float">
            <text:p>268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686" calcext:value-type="float">
            <text:p>268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687" calcext:value-type="float">
            <text:p>268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688" calcext:value-type="float">
            <text:p>268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2690" calcext:value-type="float">
            <text:p>269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2691" calcext:value-type="float">
            <text:p>269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92" calcext:value-type="float">
            <text:p>269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2693" calcext:value-type="float">
            <text:p>269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2694" calcext:value-type="float">
            <text:p>269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695" calcext:value-type="float">
            <text:p>269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2696" calcext:value-type="float">
            <text:p>269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2697" calcext:value-type="float">
            <text:p>2697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2698" calcext:value-type="float">
            <text:p>269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699" calcext:value-type="float">
            <text:p>2699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701" calcext:value-type="float">
            <text:p>270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2703" calcext:value-type="float">
            <text:p>270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704" calcext:value-type="float">
            <text:p>270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705" calcext:value-type="float">
            <text:p>270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706" calcext:value-type="float">
            <text:p>270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707" calcext:value-type="float">
            <text:p>2707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2708" calcext:value-type="float">
            <text:p>270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2709" calcext:value-type="float">
            <text:p>270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2710" calcext:value-type="float">
            <text:p>271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2711" calcext:value-type="float">
            <text:p>271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2712" calcext:value-type="float">
            <text:p>271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2713" calcext:value-type="float">
            <text:p>271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2714" calcext:value-type="float">
            <text:p>271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2715" calcext:value-type="float">
            <text:p>271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2716" calcext:value-type="float">
            <text:p>271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2717" calcext:value-type="float">
            <text:p>271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2718" calcext:value-type="float">
            <text:p>271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2719" calcext:value-type="float">
            <text:p>271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2720" calcext:value-type="float">
            <text:p>272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2721" calcext:value-type="float">
            <text:p>272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2722" calcext:value-type="float">
            <text:p>272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2724" calcext:value-type="float">
            <text:p>272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2725" calcext:value-type="float">
            <text:p>272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2726" calcext:value-type="float">
            <text:p>272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2727" calcext:value-type="float">
            <text:p>272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2728" calcext:value-type="float">
            <text:p>272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2729" calcext:value-type="float">
            <text:p>272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2732" calcext:value-type="float">
            <text:p>273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2733" calcext:value-type="float">
            <text:p>273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734" calcext:value-type="float">
            <text:p>273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735" calcext:value-type="float">
            <text:p>273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736" calcext:value-type="float">
            <text:p>273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737" calcext:value-type="float">
            <text:p>273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738" calcext:value-type="float">
            <text:p>273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740" calcext:value-type="float">
            <text:p>274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741" calcext:value-type="float">
            <text:p>274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742" calcext:value-type="float">
            <text:p>274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743" calcext:value-type="float">
            <text:p>274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2745" calcext:value-type="float">
            <text:p>274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2746" calcext:value-type="float">
            <text:p>274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2747" calcext:value-type="float">
            <text:p>274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2748" calcext:value-type="float">
            <text:p>274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2749" calcext:value-type="float">
            <text:p>2749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2750" calcext:value-type="float">
            <text:p>275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2751" calcext:value-type="float">
            <text:p>275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2753" calcext:value-type="float">
            <text:p>275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754" calcext:value-type="float">
            <text:p>275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2755" calcext:value-type="float">
            <text:p>275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756" calcext:value-type="float">
            <text:p>275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2757" calcext:value-type="float">
            <text:p>275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758" calcext:value-type="float">
            <text:p>275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759" calcext:value-type="float">
            <text:p>275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760" calcext:value-type="float">
            <text:p>276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761" calcext:value-type="float">
            <text:p>276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762" calcext:value-type="float">
            <text:p>276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763" calcext:value-type="float">
            <text:p>276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764" calcext:value-type="float">
            <text:p>276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766" calcext:value-type="float">
            <text:p>276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767" calcext:value-type="float">
            <text:p>276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768" calcext:value-type="float">
            <text:p>276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769" calcext:value-type="float">
            <text:p>276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771" calcext:value-type="float">
            <text:p>277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772" calcext:value-type="float">
            <text:p>277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2773" calcext:value-type="float">
            <text:p>277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2774" calcext:value-type="float">
            <text:p>277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2775" calcext:value-type="float">
            <text:p>277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2776" calcext:value-type="float">
            <text:p>277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2777" calcext:value-type="float">
            <text:p>277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2778" calcext:value-type="float">
            <text:p>277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2779" calcext:value-type="float">
            <text:p>277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2780" calcext:value-type="float">
            <text:p>278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2781" calcext:value-type="float">
            <text:p>278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782" calcext:value-type="float">
            <text:p>278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783" calcext:value-type="float">
            <text:p>278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784" calcext:value-type="float">
            <text:p>278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785" calcext:value-type="float">
            <text:p>278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2787" calcext:value-type="float">
            <text:p>278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2788" calcext:value-type="float">
            <text:p>278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789" calcext:value-type="float">
            <text:p>278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790" calcext:value-type="float">
            <text:p>279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791" calcext:value-type="float">
            <text:p>279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792" calcext:value-type="float">
            <text:p>279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793" calcext:value-type="float">
            <text:p>279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2794" calcext:value-type="float">
            <text:p>279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2795" calcext:value-type="float">
            <text:p>279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796" calcext:value-type="float">
            <text:p>279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2797" calcext:value-type="float">
            <text:p>279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2798" calcext:value-type="float">
            <text:p>279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2799" calcext:value-type="float">
            <text:p>279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2800" calcext:value-type="float">
            <text:p>280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801" calcext:value-type="float">
            <text:p>280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802" calcext:value-type="float">
            <text:p>280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803" calcext:value-type="float">
            <text:p>280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804" calcext:value-type="float">
            <text:p>280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805" calcext:value-type="float">
            <text:p>280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806" calcext:value-type="float">
            <text:p>280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2808" calcext:value-type="float">
            <text:p>280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809" calcext:value-type="float">
            <text:p>280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810" calcext:value-type="float">
            <text:p>281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811" calcext:value-type="float">
            <text:p>281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2812" calcext:value-type="float">
            <text:p>281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813" calcext:value-type="float">
            <text:p>281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2814" calcext:value-type="float">
            <text:p>281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2815" calcext:value-type="float">
            <text:p>281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816" calcext:value-type="float">
            <text:p>281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817" calcext:value-type="float">
            <text:p>281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2818" calcext:value-type="float">
            <text:p>281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819" calcext:value-type="float">
            <text:p>281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820" calcext:value-type="float">
            <text:p>282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821" calcext:value-type="float">
            <text:p>282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822" calcext:value-type="float">
            <text:p>282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823" calcext:value-type="float">
            <text:p>282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824" calcext:value-type="float">
            <text:p>282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825" calcext:value-type="float">
            <text:p>282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827" calcext:value-type="float">
            <text:p>282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2829" calcext:value-type="float">
            <text:p>282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830" calcext:value-type="float">
            <text:p>283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831" calcext:value-type="float">
            <text:p>283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832" calcext:value-type="float">
            <text:p>283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833" calcext:value-type="float">
            <text:p>283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834" calcext:value-type="float">
            <text:p>283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835" calcext:value-type="float">
            <text:p>283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836" calcext:value-type="float">
            <text:p>283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837" calcext:value-type="float">
            <text:p>283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838" calcext:value-type="float">
            <text:p>283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839" calcext:value-type="float">
            <text:p>2839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840" calcext:value-type="float">
            <text:p>284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841" calcext:value-type="float">
            <text:p>284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843" calcext:value-type="float">
            <text:p>284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844" calcext:value-type="float">
            <text:p>284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845" calcext:value-type="float">
            <text:p>284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846" calcext:value-type="float">
            <text:p>284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847" calcext:value-type="float">
            <text:p>284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848" calcext:value-type="float">
            <text:p>284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849" calcext:value-type="float">
            <text:p>2849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851" calcext:value-type="float">
            <text:p>285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852" calcext:value-type="float">
            <text:p>285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853" calcext:value-type="float">
            <text:p>285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854" calcext:value-type="float">
            <text:p>285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855" calcext:value-type="float">
            <text:p>285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856" calcext:value-type="float">
            <text:p>285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857" calcext:value-type="float">
            <text:p>285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858" calcext:value-type="float">
            <text:p>285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859" calcext:value-type="float">
            <text:p>285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860" calcext:value-type="float">
            <text:p>286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861" calcext:value-type="float">
            <text:p>286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862" calcext:value-type="float">
            <text:p>286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863" calcext:value-type="float">
            <text:p>286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864" calcext:value-type="float">
            <text:p>286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865" calcext:value-type="float">
            <text:p>286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866" calcext:value-type="float">
            <text:p>286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870" calcext:value-type="float">
            <text:p>287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872" calcext:value-type="float">
            <text:p>287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873" calcext:value-type="float">
            <text:p>287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874" calcext:value-type="float">
            <text:p>287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875" calcext:value-type="float">
            <text:p>287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876" calcext:value-type="float">
            <text:p>287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877" calcext:value-type="float">
            <text:p>287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878" calcext:value-type="float">
            <text:p>287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2879" calcext:value-type="float">
            <text:p>287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883" calcext:value-type="float">
            <text:p>288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886" calcext:value-type="float">
            <text:p>288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888" calcext:value-type="float">
            <text:p>288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889" calcext:value-type="float">
            <text:p>288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891" calcext:value-type="float">
            <text:p>289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893" calcext:value-type="float">
            <text:p>289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894" calcext:value-type="float">
            <text:p>289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2895" calcext:value-type="float">
            <text:p>289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2896" calcext:value-type="float">
            <text:p>289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2897" calcext:value-type="float">
            <text:p>289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2898" calcext:value-type="float">
            <text:p>289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899" calcext:value-type="float">
            <text:p>289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901" calcext:value-type="float">
            <text:p>290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902" calcext:value-type="float">
            <text:p>290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903" calcext:value-type="float">
            <text:p>290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2904" calcext:value-type="float">
            <text:p>290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2905" calcext:value-type="float">
            <text:p>290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2906" calcext:value-type="float">
            <text:p>290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2907" calcext:value-type="float">
            <text:p>290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2908" calcext:value-type="float">
            <text:p>290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2909" calcext:value-type="float">
            <text:p>290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2910" calcext:value-type="float">
            <text:p>291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911" calcext:value-type="float">
            <text:p>291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2912" calcext:value-type="float">
            <text:p>291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914" calcext:value-type="float">
            <text:p>291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915" calcext:value-type="float">
            <text:p>291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916" calcext:value-type="float">
            <text:p>291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917" calcext:value-type="float">
            <text:p>291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918" calcext:value-type="float">
            <text:p>291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919" calcext:value-type="float">
            <text:p>291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921" calcext:value-type="float">
            <text:p>292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922" calcext:value-type="float">
            <text:p>292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2923" calcext:value-type="float">
            <text:p>292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2924" calcext:value-type="float">
            <text:p>292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2925" calcext:value-type="float">
            <text:p>292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926" calcext:value-type="float">
            <text:p>292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2927" calcext:value-type="float">
            <text:p>292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2928" calcext:value-type="float">
            <text:p>292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2929" calcext:value-type="float">
            <text:p>292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2930" calcext:value-type="float">
            <text:p>293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2931" calcext:value-type="float">
            <text:p>293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932" calcext:value-type="float">
            <text:p>293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935" calcext:value-type="float">
            <text:p>293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936" calcext:value-type="float">
            <text:p>293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2937" calcext:value-type="float">
            <text:p>293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938" calcext:value-type="float">
            <text:p>293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939" calcext:value-type="float">
            <text:p>293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940" calcext:value-type="float">
            <text:p>294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2941" calcext:value-type="float">
            <text:p>294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2942" calcext:value-type="float">
            <text:p>294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2943" calcext:value-type="float">
            <text:p>294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2944" calcext:value-type="float">
            <text:p>294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2945" calcext:value-type="float">
            <text:p>294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2946" calcext:value-type="float">
            <text:p>294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947" calcext:value-type="float">
            <text:p>294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2948" calcext:value-type="float">
            <text:p>294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2949" calcext:value-type="float">
            <text:p>294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2950" calcext:value-type="float">
            <text:p>295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951" calcext:value-type="float">
            <text:p>295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953" calcext:value-type="float">
            <text:p>295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954" calcext:value-type="float">
            <text:p>295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956" calcext:value-type="float">
            <text:p>295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957" calcext:value-type="float">
            <text:p>295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2961" calcext:value-type="float">
            <text:p>296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2962" calcext:value-type="float">
            <text:p>296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2967" calcext:value-type="float">
            <text:p>296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2968" calcext:value-type="float">
            <text:p>2968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2969" calcext:value-type="float">
            <text:p>296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2971" calcext:value-type="float">
            <text:p>297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2972" calcext:value-type="float">
            <text:p>297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2973" calcext:value-type="float">
            <text:p>297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2974" calcext:value-type="float">
            <text:p>297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2975" calcext:value-type="float">
            <text:p>297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2977" calcext:value-type="float">
            <text:p>297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2978" calcext:value-type="float">
            <text:p>2978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2979" calcext:value-type="float">
            <text:p>297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2980" calcext:value-type="float">
            <text:p>298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2981" calcext:value-type="float">
            <text:p>298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2983" calcext:value-type="float">
            <text:p>298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2984" calcext:value-type="float">
            <text:p>298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2985" calcext:value-type="float">
            <text:p>298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2987" calcext:value-type="float">
            <text:p>298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2988" calcext:value-type="float">
            <text:p>298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2989" calcext:value-type="float">
            <text:p>298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2990" calcext:value-type="float">
            <text:p>299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2991" calcext:value-type="float">
            <text:p>299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2992" calcext:value-type="float">
            <text:p>299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993" calcext:value-type="float">
            <text:p>299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2994" calcext:value-type="float">
            <text:p>299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995" calcext:value-type="float">
            <text:p>299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996" calcext:value-type="float">
            <text:p>299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2998" calcext:value-type="float">
            <text:p>299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999" calcext:value-type="float">
            <text:p>299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001" calcext:value-type="float">
            <text:p>300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002" calcext:value-type="float">
            <text:p>300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003" calcext:value-type="float">
            <text:p>300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004" calcext:value-type="float">
            <text:p>300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005" calcext:value-type="float">
            <text:p>300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006" calcext:value-type="float">
            <text:p>300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007" calcext:value-type="float">
            <text:p>300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008" calcext:value-type="float">
            <text:p>300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011" calcext:value-type="float">
            <text:p>301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012" calcext:value-type="float">
            <text:p>301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013" calcext:value-type="float">
            <text:p>301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014" calcext:value-type="float">
            <text:p>301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015" calcext:value-type="float">
            <text:p>301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016" calcext:value-type="float">
            <text:p>301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017" calcext:value-type="float">
            <text:p>301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020" calcext:value-type="float">
            <text:p>302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021" calcext:value-type="float">
            <text:p>302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022" calcext:value-type="float">
            <text:p>302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023" calcext:value-type="float">
            <text:p>302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024" calcext:value-type="float">
            <text:p>302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025" calcext:value-type="float">
            <text:p>302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026" calcext:value-type="float">
            <text:p>302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027" calcext:value-type="float">
            <text:p>302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3029" calcext:value-type="float">
            <text:p>302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3030" calcext:value-type="float">
            <text:p>303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3031" calcext:value-type="float">
            <text:p>303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3032" calcext:value-type="float">
            <text:p>303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3033" calcext:value-type="float">
            <text:p>303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3034" calcext:value-type="float">
            <text:p>303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3035" calcext:value-type="float">
            <text:p>303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3036" calcext:value-type="float">
            <text:p>303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3037" calcext:value-type="float">
            <text:p>303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038" calcext:value-type="float">
            <text:p>303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041" calcext:value-type="float">
            <text:p>304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042" calcext:value-type="float">
            <text:p>304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3043" calcext:value-type="float">
            <text:p>304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3044" calcext:value-type="float">
            <text:p>304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3045" calcext:value-type="float">
            <text:p>304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3046" calcext:value-type="float">
            <text:p>304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048" calcext:value-type="float">
            <text:p>304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049" calcext:value-type="float">
            <text:p>304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050" calcext:value-type="float">
            <text:p>305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051" calcext:value-type="float">
            <text:p>305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052" calcext:value-type="float">
            <text:p>305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053" calcext:value-type="float">
            <text:p>305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054" calcext:value-type="float">
            <text:p>305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055" calcext:value-type="float">
            <text:p>305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056" calcext:value-type="float">
            <text:p>305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057" calcext:value-type="float">
            <text:p>305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3058" calcext:value-type="float">
            <text:p>305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3059" calcext:value-type="float">
            <text:p>305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3060" calcext:value-type="float">
            <text:p>306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3062" calcext:value-type="float">
            <text:p>306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064" calcext:value-type="float">
            <text:p>306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3065" calcext:value-type="float">
            <text:p>306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3066" calcext:value-type="float">
            <text:p>306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3067" calcext:value-type="float">
            <text:p>306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3068" calcext:value-type="float">
            <text:p>306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069" calcext:value-type="float">
            <text:p>306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070" calcext:value-type="float">
            <text:p>307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071" calcext:value-type="float">
            <text:p>307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072" calcext:value-type="float">
            <text:p>307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073" calcext:value-type="float">
            <text:p>307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074" calcext:value-type="float">
            <text:p>307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075" calcext:value-type="float">
            <text:p>307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076" calcext:value-type="float">
            <text:p>307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077" calcext:value-type="float">
            <text:p>307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078" calcext:value-type="float">
            <text:p>307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3079" calcext:value-type="float">
            <text:p>307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3080" calcext:value-type="float">
            <text:p>308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3081" calcext:value-type="float">
            <text:p>308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3083" calcext:value-type="float">
            <text:p>308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3084" calcext:value-type="float">
            <text:p>308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085" calcext:value-type="float">
            <text:p>308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3086" calcext:value-type="float">
            <text:p>308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3087" calcext:value-type="float">
            <text:p>308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088" calcext:value-type="float">
            <text:p>308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3090" calcext:value-type="float">
            <text:p>309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3091" calcext:value-type="float">
            <text:p>309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092" calcext:value-type="float">
            <text:p>309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093" calcext:value-type="float">
            <text:p>309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094" calcext:value-type="float">
            <text:p>309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095" calcext:value-type="float">
            <text:p>309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096" calcext:value-type="float">
            <text:p>309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097" calcext:value-type="float">
            <text:p>309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098" calcext:value-type="float">
            <text:p>309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099" calcext:value-type="float">
            <text:p>309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100" calcext:value-type="float">
            <text:p>310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101" calcext:value-type="float">
            <text:p>310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102" calcext:value-type="float">
            <text:p>310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104" calcext:value-type="float">
            <text:p>310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105" calcext:value-type="float">
            <text:p>310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106" calcext:value-type="float">
            <text:p>310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107" calcext:value-type="float">
            <text:p>310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108" calcext:value-type="float">
            <text:p>310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109" calcext:value-type="float">
            <text:p>310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3110" calcext:value-type="float">
            <text:p>311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111" calcext:value-type="float">
            <text:p>311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112" calcext:value-type="float">
            <text:p>311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113" calcext:value-type="float">
            <text:p>311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114" calcext:value-type="float">
            <text:p>311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115" calcext:value-type="float">
            <text:p>311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116" calcext:value-type="float">
            <text:p>311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117" calcext:value-type="float">
            <text:p>311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118" calcext:value-type="float">
            <text:p>311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119" calcext:value-type="float">
            <text:p>311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120" calcext:value-type="float">
            <text:p>312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3121" calcext:value-type="float">
            <text:p>312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3122" calcext:value-type="float">
            <text:p>312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3123" calcext:value-type="float">
            <text:p>312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3125" calcext:value-type="float">
            <text:p>312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3126" calcext:value-type="float">
            <text:p>312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127" calcext:value-type="float">
            <text:p>312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3128" calcext:value-type="float">
            <text:p>312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3131" calcext:value-type="float">
            <text:p>313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132" calcext:value-type="float">
            <text:p>313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133" calcext:value-type="float">
            <text:p>313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134" calcext:value-type="float">
            <text:p>313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135" calcext:value-type="float">
            <text:p>313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136" calcext:value-type="float">
            <text:p>313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137" calcext:value-type="float">
            <text:p>313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138" calcext:value-type="float">
            <text:p>313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139" calcext:value-type="float">
            <text:p>313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140" calcext:value-type="float">
            <text:p>314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141" calcext:value-type="float">
            <text:p>314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3142" calcext:value-type="float">
            <text:p>314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3143" calcext:value-type="float">
            <text:p>314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3144" calcext:value-type="float">
            <text:p>314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3146" calcext:value-type="float">
            <text:p>314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3147" calcext:value-type="float">
            <text:p>314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148" calcext:value-type="float">
            <text:p>314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3149" calcext:value-type="float">
            <text:p>314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3150" calcext:value-type="float">
            <text:p>315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151" calcext:value-type="float">
            <text:p>315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152" calcext:value-type="float">
            <text:p>315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153" calcext:value-type="float">
            <text:p>315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154" calcext:value-type="float">
            <text:p>315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155" calcext:value-type="float">
            <text:p>315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156" calcext:value-type="float">
            <text:p>315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157" calcext:value-type="float">
            <text:p>315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158" calcext:value-type="float">
            <text:p>315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159" calcext:value-type="float">
            <text:p>315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160" calcext:value-type="float">
            <text:p>316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161" calcext:value-type="float">
            <text:p>316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162" calcext:value-type="float">
            <text:p>316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163" calcext:value-type="float">
            <text:p>316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164" calcext:value-type="float">
            <text:p>316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165" calcext:value-type="float">
            <text:p>316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167" calcext:value-type="float">
            <text:p>316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168" calcext:value-type="float">
            <text:p>316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3169" calcext:value-type="float">
            <text:p>316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3170" calcext:value-type="float">
            <text:p>317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3171" calcext:value-type="float">
            <text:p>317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172" calcext:value-type="float">
            <text:p>317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3173" calcext:value-type="float">
            <text:p>317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3174" calcext:value-type="float">
            <text:p>317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3175" calcext:value-type="float">
            <text:p>317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176" calcext:value-type="float">
            <text:p>317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178" calcext:value-type="float">
            <text:p>317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179" calcext:value-type="float">
            <text:p>317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180" calcext:value-type="float">
            <text:p>318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181" calcext:value-type="float">
            <text:p>318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182" calcext:value-type="float">
            <text:p>318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183" calcext:value-type="float">
            <text:p>318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184" calcext:value-type="float">
            <text:p>318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185" calcext:value-type="float">
            <text:p>318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186" calcext:value-type="float">
            <text:p>318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188" calcext:value-type="float">
            <text:p>318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189" calcext:value-type="float">
            <text:p>318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190" calcext:value-type="float">
            <text:p>319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191" calcext:value-type="float">
            <text:p>319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192" calcext:value-type="float">
            <text:p>319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3193" calcext:value-type="float">
            <text:p>319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3194" calcext:value-type="float">
            <text:p>319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3195" calcext:value-type="float">
            <text:p>319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3196" calcext:value-type="float">
            <text:p>319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3197" calcext:value-type="float">
            <text:p>319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3198" calcext:value-type="float">
            <text:p>319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3199" calcext:value-type="float">
            <text:p>319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3201" calcext:value-type="float">
            <text:p>320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3202" calcext:value-type="float">
            <text:p>320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3203" calcext:value-type="float">
            <text:p>320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3204" calcext:value-type="float">
            <text:p>320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3205" calcext:value-type="float">
            <text:p>320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3206" calcext:value-type="float">
            <text:p>320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3207" calcext:value-type="float">
            <text:p>320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3209" calcext:value-type="float">
            <text:p>320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3210" calcext:value-type="float">
            <text:p>321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3211" calcext:value-type="float">
            <text:p>321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3212" calcext:value-type="float">
            <text:p>321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3213" calcext:value-type="float">
            <text:p>321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3214" calcext:value-type="float">
            <text:p>321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3215" calcext:value-type="float">
            <text:p>321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3216" calcext:value-type="float">
            <text:p>3216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3217" calcext:value-type="float">
            <text:p>321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3218" calcext:value-type="float">
            <text:p>321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3219" calcext:value-type="float">
            <text:p>321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3221" calcext:value-type="float">
            <text:p>322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3222" calcext:value-type="float">
            <text:p>322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3223" calcext:value-type="float">
            <text:p>322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3224" calcext:value-type="float">
            <text:p>322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3225" calcext:value-type="float">
            <text:p>322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3226" calcext:value-type="float">
            <text:p>3226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227" calcext:value-type="float">
            <text:p>322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228" calcext:value-type="float">
            <text:p>322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230" calcext:value-type="float">
            <text:p>323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231" calcext:value-type="float">
            <text:p>323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232" calcext:value-type="float">
            <text:p>323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3233" calcext:value-type="float">
            <text:p>323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3234" calcext:value-type="float">
            <text:p>323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35" calcext:value-type="float">
            <text:p>323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3236" calcext:value-type="float">
            <text:p>323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3237" calcext:value-type="float">
            <text:p>323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3238" calcext:value-type="float">
            <text:p>323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3239" calcext:value-type="float">
            <text:p>323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3240" calcext:value-type="float">
            <text:p>324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3241" calcext:value-type="float">
            <text:p>324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3242" calcext:value-type="float">
            <text:p>324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3243" calcext:value-type="float">
            <text:p>324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3244" calcext:value-type="float">
            <text:p>324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3245" calcext:value-type="float">
            <text:p>324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3246" calcext:value-type="float">
            <text:p>324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3247" calcext:value-type="float">
            <text:p>324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248" calcext:value-type="float">
            <text:p>324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249" calcext:value-type="float">
            <text:p>324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250" calcext:value-type="float">
            <text:p>325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252" calcext:value-type="float">
            <text:p>325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253" calcext:value-type="float">
            <text:p>325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3254" calcext:value-type="float">
            <text:p>325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3255" calcext:value-type="float">
            <text:p>325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256" calcext:value-type="float">
            <text:p>325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257" calcext:value-type="float">
            <text:p>325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258" calcext:value-type="float">
            <text:p>325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259" calcext:value-type="float">
            <text:p>325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3260" calcext:value-type="float">
            <text:p>326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3261" calcext:value-type="float">
            <text:p>326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3262" calcext:value-type="float">
            <text:p>326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3263" calcext:value-type="float">
            <text:p>326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3264" calcext:value-type="float">
            <text:p>326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3265" calcext:value-type="float">
            <text:p>326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3266" calcext:value-type="float">
            <text:p>326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3267" calcext:value-type="float">
            <text:p>326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3268" calcext:value-type="float">
            <text:p>326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269" calcext:value-type="float">
            <text:p>326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270" calcext:value-type="float">
            <text:p>327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3271" calcext:value-type="float">
            <text:p>327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273" calcext:value-type="float">
            <text:p>327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3274" calcext:value-type="float">
            <text:p>327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3275" calcext:value-type="float">
            <text:p>327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3276" calcext:value-type="float">
            <text:p>327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277" calcext:value-type="float">
            <text:p>327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278" calcext:value-type="float">
            <text:p>327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3279" calcext:value-type="float">
            <text:p>3279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3280" calcext:value-type="float">
            <text:p>328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281" calcext:value-type="float">
            <text:p>328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282" calcext:value-type="float">
            <text:p>328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283" calcext:value-type="float">
            <text:p>328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284" calcext:value-type="float">
            <text:p>328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285" calcext:value-type="float">
            <text:p>328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286" calcext:value-type="float">
            <text:p>328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287" calcext:value-type="float">
            <text:p>328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288" calcext:value-type="float">
            <text:p>328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289" calcext:value-type="float">
            <text:p>3289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290" calcext:value-type="float">
            <text:p>329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291" calcext:value-type="float">
            <text:p>329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292" calcext:value-type="float">
            <text:p>329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294" calcext:value-type="float">
            <text:p>329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295" calcext:value-type="float">
            <text:p>329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296" calcext:value-type="float">
            <text:p>329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297" calcext:value-type="float">
            <text:p>329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3298" calcext:value-type="float">
            <text:p>329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3299" calcext:value-type="float">
            <text:p>329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3301" calcext:value-type="float">
            <text:p>330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3302" calcext:value-type="float">
            <text:p>330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3303" calcext:value-type="float">
            <text:p>330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3304" calcext:value-type="float">
            <text:p>330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3305" calcext:value-type="float">
            <text:p>330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3306" calcext:value-type="float">
            <text:p>330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3307" calcext:value-type="float">
            <text:p>330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3308" calcext:value-type="float">
            <text:p>330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3309" calcext:value-type="float">
            <text:p>330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3310" calcext:value-type="float">
            <text:p>331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3311" calcext:value-type="float">
            <text:p>331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3312" calcext:value-type="float">
            <text:p>331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3313" calcext:value-type="float">
            <text:p>331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3315" calcext:value-type="float">
            <text:p>331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3316" calcext:value-type="float">
            <text:p>331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3317" calcext:value-type="float">
            <text:p>331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3318" calcext:value-type="float">
            <text:p>331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3319" calcext:value-type="float">
            <text:p>3319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3321" calcext:value-type="float">
            <text:p>332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3322" calcext:value-type="float">
            <text:p>332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3323" calcext:value-type="float">
            <text:p>332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3324" calcext:value-type="float">
            <text:p>332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3325" calcext:value-type="float">
            <text:p>332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3326" calcext:value-type="float">
            <text:p>332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3327" calcext:value-type="float">
            <text:p>332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3328" calcext:value-type="float">
            <text:p>332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3329" calcext:value-type="float">
            <text:p>3329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3330" calcext:value-type="float">
            <text:p>333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3331" calcext:value-type="float">
            <text:p>333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3332" calcext:value-type="float">
            <text:p>333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3333" calcext:value-type="float">
            <text:p>333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3334" calcext:value-type="float">
            <text:p>333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3336" calcext:value-type="float">
            <text:p>333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3337" calcext:value-type="float">
            <text:p>333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3338" calcext:value-type="float">
            <text:p>333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3339" calcext:value-type="float">
            <text:p>333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340" calcext:value-type="float">
            <text:p>334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341" calcext:value-type="float">
            <text:p>334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342" calcext:value-type="float">
            <text:p>334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343" calcext:value-type="float">
            <text:p>334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3344" calcext:value-type="float">
            <text:p>334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345" calcext:value-type="float">
            <text:p>334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346" calcext:value-type="float">
            <text:p>334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347" calcext:value-type="float">
            <text:p>334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348" calcext:value-type="float">
            <text:p>334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349" calcext:value-type="float">
            <text:p>334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350" calcext:value-type="float">
            <text:p>335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351" calcext:value-type="float">
            <text:p>335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352" calcext:value-type="float">
            <text:p>335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353" calcext:value-type="float">
            <text:p>335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354" calcext:value-type="float">
            <text:p>335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355" calcext:value-type="float">
            <text:p>335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357" calcext:value-type="float">
            <text:p>335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358" calcext:value-type="float">
            <text:p>335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359" calcext:value-type="float">
            <text:p>335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360" calcext:value-type="float">
            <text:p>336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362" calcext:value-type="float">
            <text:p>336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363" calcext:value-type="float">
            <text:p>336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364" calcext:value-type="float">
            <text:p>336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3365" calcext:value-type="float">
            <text:p>336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366" calcext:value-type="float">
            <text:p>336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367" calcext:value-type="float">
            <text:p>3367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368" calcext:value-type="float">
            <text:p>336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369" calcext:value-type="float">
            <text:p>3369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370" calcext:value-type="float">
            <text:p>337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371" calcext:value-type="float">
            <text:p>337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372" calcext:value-type="float">
            <text:p>337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373" calcext:value-type="float">
            <text:p>337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374" calcext:value-type="float">
            <text:p>337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375" calcext:value-type="float">
            <text:p>337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376" calcext:value-type="float">
            <text:p>337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378" calcext:value-type="float">
            <text:p>337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379" calcext:value-type="float">
            <text:p>3379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380" calcext:value-type="float">
            <text:p>338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381" calcext:value-type="float">
            <text:p>338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382" calcext:value-type="float">
            <text:p>3382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3383" calcext:value-type="float">
            <text:p>338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3384" calcext:value-type="float">
            <text:p>3384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3385" calcext:value-type="float">
            <text:p>338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386" calcext:value-type="float">
            <text:p>3386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387" calcext:value-type="float">
            <text:p>338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389" calcext:value-type="float">
            <text:p>338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390" calcext:value-type="float">
            <text:p>339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391" calcext:value-type="float">
            <text:p>339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392" calcext:value-type="float">
            <text:p>3392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393" calcext:value-type="float">
            <text:p>339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394" calcext:value-type="float">
            <text:p>3394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395" calcext:value-type="float">
            <text:p>339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396" calcext:value-type="float">
            <text:p>3396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397" calcext:value-type="float">
            <text:p>339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400" calcext:value-type="float">
            <text:p>340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401" calcext:value-type="float">
            <text:p>340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402" calcext:value-type="float">
            <text:p>3402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403" calcext:value-type="float">
            <text:p>340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404" calcext:value-type="float">
            <text:p>340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405" calcext:value-type="float">
            <text:p>340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406" calcext:value-type="float">
            <text:p>340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407" calcext:value-type="float">
            <text:p>340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408" calcext:value-type="float">
            <text:p>3408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409" calcext:value-type="float">
            <text:p>340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410" calcext:value-type="float">
            <text:p>341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411" calcext:value-type="float">
            <text:p>341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412" calcext:value-type="float">
            <text:p>3412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413" calcext:value-type="float">
            <text:p>341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414" calcext:value-type="float">
            <text:p>341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415" calcext:value-type="float">
            <text:p>341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416" calcext:value-type="float">
            <text:p>341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417" calcext:value-type="float">
            <text:p>341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418" calcext:value-type="float">
            <text:p>3418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420" calcext:value-type="float">
            <text:p>342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422" calcext:value-type="float">
            <text:p>3422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423" calcext:value-type="float">
            <text:p>342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3425" calcext:value-type="float">
            <text:p>342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3426" calcext:value-type="float">
            <text:p>342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3427" calcext:value-type="float">
            <text:p>342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428" calcext:value-type="float">
            <text:p>342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429" calcext:value-type="float">
            <text:p>342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430" calcext:value-type="float">
            <text:p>343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431" calcext:value-type="float">
            <text:p>343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432" calcext:value-type="float">
            <text:p>343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433" calcext:value-type="float">
            <text:p>343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434" calcext:value-type="float">
            <text:p>343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435" calcext:value-type="float">
            <text:p>343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436" calcext:value-type="float">
            <text:p>343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437" calcext:value-type="float">
            <text:p>343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438" calcext:value-type="float">
            <text:p>343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439" calcext:value-type="float">
            <text:p>343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441" calcext:value-type="float">
            <text:p>344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442" calcext:value-type="float">
            <text:p>344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443" calcext:value-type="float">
            <text:p>344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444" calcext:value-type="float">
            <text:p>344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445" calcext:value-type="float">
            <text:p>344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3446" calcext:value-type="float">
            <text:p>3446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447" calcext:value-type="float">
            <text:p>344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448" calcext:value-type="float">
            <text:p>344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449" calcext:value-type="float">
            <text:p>344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450" calcext:value-type="float">
            <text:p>345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451" calcext:value-type="float">
            <text:p>345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452" calcext:value-type="float">
            <text:p>345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453" calcext:value-type="float">
            <text:p>345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454" calcext:value-type="float">
            <text:p>345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455" calcext:value-type="float">
            <text:p>345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456" calcext:value-type="float">
            <text:p>3456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3457" calcext:value-type="float">
            <text:p>345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3458" calcext:value-type="float">
            <text:p>345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3459" calcext:value-type="float">
            <text:p>345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3460" calcext:value-type="float">
            <text:p>346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461" calcext:value-type="float">
            <text:p>346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3463" calcext:value-type="float">
            <text:p>346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3464" calcext:value-type="float">
            <text:p>346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3465" calcext:value-type="float">
            <text:p>346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466" calcext:value-type="float">
            <text:p>346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467" calcext:value-type="float">
            <text:p>3467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468" calcext:value-type="float">
            <text:p>3468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469" calcext:value-type="float">
            <text:p>3469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3470" calcext:value-type="float">
            <text:p>347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3471" calcext:value-type="float">
            <text:p>347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3472" calcext:value-type="float">
            <text:p>3472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3473" calcext:value-type="float">
            <text:p>3473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3474" calcext:value-type="float">
            <text:p>347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3475" calcext:value-type="float">
            <text:p>347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3476" calcext:value-type="float">
            <text:p>347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3477" calcext:value-type="float">
            <text:p>3477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3478" calcext:value-type="float">
            <text:p>3478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479" calcext:value-type="float">
            <text:p>3479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480" calcext:value-type="float">
            <text:p>348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3481" calcext:value-type="float">
            <text:p>348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482" calcext:value-type="float">
            <text:p>3482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3484" calcext:value-type="float">
            <text:p>348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3485" calcext:value-type="float">
            <text:p>348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3486" calcext:value-type="float">
            <text:p>348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487" calcext:value-type="float">
            <text:p>348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488" calcext:value-type="float">
            <text:p>348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489" calcext:value-type="float">
            <text:p>348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490" calcext:value-type="float">
            <text:p>349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3491" calcext:value-type="float">
            <text:p>349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3492" calcext:value-type="float">
            <text:p>349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3493" calcext:value-type="float">
            <text:p>349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3494" calcext:value-type="float">
            <text:p>349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3495" calcext:value-type="float">
            <text:p>349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3496" calcext:value-type="float">
            <text:p>349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3497" calcext:value-type="float">
            <text:p>349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3498" calcext:value-type="float">
            <text:p>349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3499" calcext:value-type="float">
            <text:p>349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501" calcext:value-type="float">
            <text:p>350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3502" calcext:value-type="float">
            <text:p>350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503" calcext:value-type="float">
            <text:p>350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3505" calcext:value-type="float">
            <text:p>350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3506" calcext:value-type="float">
            <text:p>350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3507" calcext:value-type="float">
            <text:p>350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508" calcext:value-type="float">
            <text:p>350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3509" calcext:value-type="float">
            <text:p>350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510" calcext:value-type="float">
            <text:p>351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511" calcext:value-type="float">
            <text:p>3511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512" calcext:value-type="float">
            <text:p>351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513" calcext:value-type="float">
            <text:p>3513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514" calcext:value-type="float">
            <text:p>351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515" calcext:value-type="float">
            <text:p>351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516" calcext:value-type="float">
            <text:p>351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517" calcext:value-type="float">
            <text:p>351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518" calcext:value-type="float">
            <text:p>351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519" calcext:value-type="float">
            <text:p>351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3520" calcext:value-type="float">
            <text:p>352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521" calcext:value-type="float">
            <text:p>3521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522" calcext:value-type="float">
            <text:p>352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524" calcext:value-type="float">
            <text:p>352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526" calcext:value-type="float">
            <text:p>352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3527" calcext:value-type="float">
            <text:p>352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3528" calcext:value-type="float">
            <text:p>352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529" calcext:value-type="float">
            <text:p>3529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530" calcext:value-type="float">
            <text:p>353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531" calcext:value-type="float">
            <text:p>353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532" calcext:value-type="float">
            <text:p>353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533" calcext:value-type="float">
            <text:p>353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534" calcext:value-type="float">
            <text:p>353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3537" calcext:value-type="float">
            <text:p>353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3538" calcext:value-type="float">
            <text:p>353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3539" calcext:value-type="float">
            <text:p>3539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3540" calcext:value-type="float">
            <text:p>354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3541" calcext:value-type="float">
            <text:p>354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543" calcext:value-type="float">
            <text:p>354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3544" calcext:value-type="float">
            <text:p>354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545" calcext:value-type="float">
            <text:p>354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547" calcext:value-type="float">
            <text:p>354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3548" calcext:value-type="float">
            <text:p>354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3549" calcext:value-type="float">
            <text:p>354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3550" calcext:value-type="float">
            <text:p>355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3551" calcext:value-type="float">
            <text:p>355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552" calcext:value-type="float">
            <text:p>355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553" calcext:value-type="float">
            <text:p>355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554" calcext:value-type="float">
            <text:p>355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555" calcext:value-type="float">
            <text:p>355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556" calcext:value-type="float">
            <text:p>355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557" calcext:value-type="float">
            <text:p>355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558" calcext:value-type="float">
            <text:p>355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559" calcext:value-type="float">
            <text:p>355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561" calcext:value-type="float">
            <text:p>356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3562" calcext:value-type="float">
            <text:p>356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3563" calcext:value-type="float">
            <text:p>356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3564" calcext:value-type="float">
            <text:p>356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3565" calcext:value-type="float">
            <text:p>356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3566" calcext:value-type="float">
            <text:p>356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568" calcext:value-type="float">
            <text:p>356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3569" calcext:value-type="float">
            <text:p>356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3570" calcext:value-type="float">
            <text:p>357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3572" calcext:value-type="float">
            <text:p>3572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3573" calcext:value-type="float">
            <text:p>357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574" calcext:value-type="float">
            <text:p>357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575" calcext:value-type="float">
            <text:p>357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576" calcext:value-type="float">
            <text:p>357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577" calcext:value-type="float">
            <text:p>357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578" calcext:value-type="float">
            <text:p>357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579" calcext:value-type="float">
            <text:p>357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580" calcext:value-type="float">
            <text:p>358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581" calcext:value-type="float">
            <text:p>358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582" calcext:value-type="float">
            <text:p>3582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3583" calcext:value-type="float">
            <text:p>358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3584" calcext:value-type="float">
            <text:p>358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3585" calcext:value-type="float">
            <text:p>358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3586" calcext:value-type="float">
            <text:p>358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3587" calcext:value-type="float">
            <text:p>358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589" calcext:value-type="float">
            <text:p>358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3590" calcext:value-type="float">
            <text:p>359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3591" calcext:value-type="float">
            <text:p>359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3593" calcext:value-type="float">
            <text:p>359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3594" calcext:value-type="float">
            <text:p>359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3595" calcext:value-type="float">
            <text:p>359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3596" calcext:value-type="float">
            <text:p>3596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3597" calcext:value-type="float">
            <text:p>359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3598" calcext:value-type="float">
            <text:p>359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3599" calcext:value-type="float">
            <text:p>359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3601" calcext:value-type="float">
            <text:p>360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3602" calcext:value-type="float">
            <text:p>360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3603" calcext:value-type="float">
            <text:p>360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3604" calcext:value-type="float">
            <text:p>360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3605" calcext:value-type="float">
            <text:p>360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3606" calcext:value-type="float">
            <text:p>3606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3607" calcext:value-type="float">
            <text:p>360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3608" calcext:value-type="float">
            <text:p>360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3610" calcext:value-type="float">
            <text:p>361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3611" calcext:value-type="float">
            <text:p>361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3612" calcext:value-type="float">
            <text:p>361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613" calcext:value-type="float">
            <text:p>361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614" calcext:value-type="float">
            <text:p>361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615" calcext:value-type="float">
            <text:p>361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616" calcext:value-type="float">
            <text:p>361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617" calcext:value-type="float">
            <text:p>361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618" calcext:value-type="float">
            <text:p>361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619" calcext:value-type="float">
            <text:p>361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620" calcext:value-type="float">
            <text:p>362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621" calcext:value-type="float">
            <text:p>3621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622" calcext:value-type="float">
            <text:p>362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623" calcext:value-type="float">
            <text:p>362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624" calcext:value-type="float">
            <text:p>362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625" calcext:value-type="float">
            <text:p>362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626" calcext:value-type="float">
            <text:p>362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627" calcext:value-type="float">
            <text:p>362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628" calcext:value-type="float">
            <text:p>362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629" calcext:value-type="float">
            <text:p>362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3631" calcext:value-type="float">
            <text:p>3631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3632" calcext:value-type="float">
            <text:p>363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633" calcext:value-type="float">
            <text:p>363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634" calcext:value-type="float">
            <text:p>363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635" calcext:value-type="float">
            <text:p>3635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3636" calcext:value-type="float">
            <text:p>363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3637" calcext:value-type="float">
            <text:p>363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638" calcext:value-type="float">
            <text:p>363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639" calcext:value-type="float">
            <text:p>3639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640" calcext:value-type="float">
            <text:p>364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641" calcext:value-type="float">
            <text:p>364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642" calcext:value-type="float">
            <text:p>364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643" calcext:value-type="float">
            <text:p>364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644" calcext:value-type="float">
            <text:p>364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645" calcext:value-type="float">
            <text:p>3645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646" calcext:value-type="float">
            <text:p>364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647" calcext:value-type="float">
            <text:p>364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648" calcext:value-type="float">
            <text:p>364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650" calcext:value-type="float">
            <text:p>365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652" calcext:value-type="float">
            <text:p>365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653" calcext:value-type="float">
            <text:p>365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654" calcext:value-type="float">
            <text:p>365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3655" calcext:value-type="float">
            <text:p>365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3656" calcext:value-type="float">
            <text:p>365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3657" calcext:value-type="float">
            <text:p>365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3658" calcext:value-type="float">
            <text:p>365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3659" calcext:value-type="float">
            <text:p>365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3660" calcext:value-type="float">
            <text:p>366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3661" calcext:value-type="float">
            <text:p>366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3662" calcext:value-type="float">
            <text:p>366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3663" calcext:value-type="float">
            <text:p>366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3664" calcext:value-type="float">
            <text:p>366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3665" calcext:value-type="float">
            <text:p>366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3666" calcext:value-type="float">
            <text:p>366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3667" calcext:value-type="float">
            <text:p>366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668" calcext:value-type="float">
            <text:p>366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669" calcext:value-type="float">
            <text:p>366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670" calcext:value-type="float">
            <text:p>367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671" calcext:value-type="float">
            <text:p>367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672" calcext:value-type="float">
            <text:p>367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3674" calcext:value-type="float">
            <text:p>367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3676" calcext:value-type="float">
            <text:p>367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3677" calcext:value-type="float">
            <text:p>367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3678" calcext:value-type="float">
            <text:p>367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3679" calcext:value-type="float">
            <text:p>367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3681" calcext:value-type="float">
            <text:p>368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3682" calcext:value-type="float">
            <text:p>368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3683" calcext:value-type="float">
            <text:p>368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3684" calcext:value-type="float">
            <text:p>368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3685" calcext:value-type="float">
            <text:p>368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3686" calcext:value-type="float">
            <text:p>368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3687" calcext:value-type="float">
            <text:p>368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3688" calcext:value-type="float">
            <text:p>368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689" calcext:value-type="float">
            <text:p>368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690" calcext:value-type="float">
            <text:p>369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691" calcext:value-type="float">
            <text:p>369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692" calcext:value-type="float">
            <text:p>369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693" calcext:value-type="float">
            <text:p>369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3695" calcext:value-type="float">
            <text:p>369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3696" calcext:value-type="float">
            <text:p>369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697" calcext:value-type="float">
            <text:p>369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698" calcext:value-type="float">
            <text:p>369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699" calcext:value-type="float">
            <text:p>3699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700" calcext:value-type="float">
            <text:p>370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701" calcext:value-type="float">
            <text:p>370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702" calcext:value-type="float">
            <text:p>3702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703" calcext:value-type="float">
            <text:p>3703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704" calcext:value-type="float">
            <text:p>370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705" calcext:value-type="float">
            <text:p>370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706" calcext:value-type="float">
            <text:p>370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707" calcext:value-type="float">
            <text:p>370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3708" calcext:value-type="float">
            <text:p>370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3709" calcext:value-type="float">
            <text:p>3709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3710" calcext:value-type="float">
            <text:p>371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3711" calcext:value-type="float">
            <text:p>371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3712" calcext:value-type="float">
            <text:p>3712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713" calcext:value-type="float">
            <text:p>3713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714" calcext:value-type="float">
            <text:p>371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3716" calcext:value-type="float">
            <text:p>371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3717" calcext:value-type="float">
            <text:p>371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718" calcext:value-type="float">
            <text:p>371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3719" calcext:value-type="float">
            <text:p>3719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3720" calcext:value-type="float">
            <text:p>372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721" calcext:value-type="float">
            <text:p>372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722" calcext:value-type="float">
            <text:p>372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723" calcext:value-type="float">
            <text:p>372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3724" calcext:value-type="float">
            <text:p>372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3725" calcext:value-type="float">
            <text:p>372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3726" calcext:value-type="float">
            <text:p>3726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3727" calcext:value-type="float">
            <text:p>372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3728" calcext:value-type="float">
            <text:p>372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3729" calcext:value-type="float">
            <text:p>3729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3730" calcext:value-type="float">
            <text:p>373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3731" calcext:value-type="float">
            <text:p>373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3732" calcext:value-type="float">
            <text:p>373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3733" calcext:value-type="float">
            <text:p>373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3734" calcext:value-type="float">
            <text:p>373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3735" calcext:value-type="float">
            <text:p>373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3737" calcext:value-type="float">
            <text:p>373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3738" calcext:value-type="float">
            <text:p>373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3740" calcext:value-type="float">
            <text:p>374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3741" calcext:value-type="float">
            <text:p>374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3742" calcext:value-type="float">
            <text:p>374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743" calcext:value-type="float">
            <text:p>374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744" calcext:value-type="float">
            <text:p>374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745" calcext:value-type="float">
            <text:p>374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746" calcext:value-type="float">
            <text:p>374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747" calcext:value-type="float">
            <text:p>3747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748" calcext:value-type="float">
            <text:p>374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749" calcext:value-type="float">
            <text:p>3749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751" calcext:value-type="float">
            <text:p>375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752" calcext:value-type="float">
            <text:p>375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753" calcext:value-type="float">
            <text:p>375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754" calcext:value-type="float">
            <text:p>375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755" calcext:value-type="float">
            <text:p>375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756" calcext:value-type="float">
            <text:p>375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758" calcext:value-type="float">
            <text:p>375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759" calcext:value-type="float">
            <text:p>375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760" calcext:value-type="float">
            <text:p>376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3761" calcext:value-type="float">
            <text:p>376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3762" calcext:value-type="float">
            <text:p>376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3763" calcext:value-type="float">
            <text:p>376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764" calcext:value-type="float">
            <text:p>376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765" calcext:value-type="float">
            <text:p>376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766" calcext:value-type="float">
            <text:p>3766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767" calcext:value-type="float">
            <text:p>376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768" calcext:value-type="float">
            <text:p>376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769" calcext:value-type="float">
            <text:p>376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770" calcext:value-type="float">
            <text:p>377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771" calcext:value-type="float">
            <text:p>377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772" calcext:value-type="float">
            <text:p>377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773" calcext:value-type="float">
            <text:p>377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774" calcext:value-type="float">
            <text:p>377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775" calcext:value-type="float">
            <text:p>377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776" calcext:value-type="float">
            <text:p>3776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777" calcext:value-type="float">
            <text:p>377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779" calcext:value-type="float">
            <text:p>377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780" calcext:value-type="float">
            <text:p>378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781" calcext:value-type="float">
            <text:p>378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782" calcext:value-type="float">
            <text:p>378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783" calcext:value-type="float">
            <text:p>378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784" calcext:value-type="float">
            <text:p>378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3785" calcext:value-type="float">
            <text:p>378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3786" calcext:value-type="float">
            <text:p>378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3787" calcext:value-type="float">
            <text:p>378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3788" calcext:value-type="float">
            <text:p>378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3789" calcext:value-type="float">
            <text:p>3789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3790" calcext:value-type="float">
            <text:p>379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3791" calcext:value-type="float">
            <text:p>379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3792" calcext:value-type="float">
            <text:p>379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3793" calcext:value-type="float">
            <text:p>379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794" calcext:value-type="float">
            <text:p>379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795" calcext:value-type="float">
            <text:p>379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3796" calcext:value-type="float">
            <text:p>379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3797" calcext:value-type="float">
            <text:p>379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798" calcext:value-type="float">
            <text:p>379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3801" calcext:value-type="float">
            <text:p>380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3802" calcext:value-type="float">
            <text:p>380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3803" calcext:value-type="float">
            <text:p>380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3804" calcext:value-type="float">
            <text:p>3804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3805" calcext:value-type="float">
            <text:p>380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3806" calcext:value-type="float">
            <text:p>3806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3807" calcext:value-type="float">
            <text:p>380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3808" calcext:value-type="float">
            <text:p>380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3810" calcext:value-type="float">
            <text:p>381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3811" calcext:value-type="float">
            <text:p>381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3812" calcext:value-type="float">
            <text:p>381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3813" calcext:value-type="float">
            <text:p>381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3814" calcext:value-type="float">
            <text:p>3814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3815" calcext:value-type="float">
            <text:p>381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3816" calcext:value-type="float">
            <text:p>3816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3817" calcext:value-type="float">
            <text:p>381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3818" calcext:value-type="float">
            <text:p>381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3819" calcext:value-type="float">
            <text:p>381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3821" calcext:value-type="float">
            <text:p>382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3822" calcext:value-type="float">
            <text:p>382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823" calcext:value-type="float">
            <text:p>382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824" calcext:value-type="float">
            <text:p>382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825" calcext:value-type="float">
            <text:p>382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826" calcext:value-type="float">
            <text:p>382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827" calcext:value-type="float">
            <text:p>3827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828" calcext:value-type="float">
            <text:p>382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829" calcext:value-type="float">
            <text:p>382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830" calcext:value-type="float">
            <text:p>383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831" calcext:value-type="float">
            <text:p>3831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3832" calcext:value-type="float">
            <text:p>383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3833" calcext:value-type="float">
            <text:p>383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3834" calcext:value-type="float">
            <text:p>383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3835" calcext:value-type="float">
            <text:p>383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836" calcext:value-type="float">
            <text:p>383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837" calcext:value-type="float">
            <text:p>3837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3838" calcext:value-type="float">
            <text:p>383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839" calcext:value-type="float">
            <text:p>383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840" calcext:value-type="float">
            <text:p>384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842" calcext:value-type="float">
            <text:p>384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843" calcext:value-type="float">
            <text:p>384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844" calcext:value-type="float">
            <text:p>384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3845" calcext:value-type="float">
            <text:p>384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846" calcext:value-type="float">
            <text:p>3846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847" calcext:value-type="float">
            <text:p>384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848" calcext:value-type="float">
            <text:p>384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849" calcext:value-type="float">
            <text:p>384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851" calcext:value-type="float">
            <text:p>385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852" calcext:value-type="float">
            <text:p>3852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853" calcext:value-type="float">
            <text:p>385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854" calcext:value-type="float">
            <text:p>385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855" calcext:value-type="float">
            <text:p>385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3856" calcext:value-type="float">
            <text:p>3856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3857" calcext:value-type="float">
            <text:p>385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3858" calcext:value-type="float">
            <text:p>385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3859" calcext:value-type="float">
            <text:p>385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3860" calcext:value-type="float">
            <text:p>386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3861" calcext:value-type="float">
            <text:p>386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3862" calcext:value-type="float">
            <text:p>3862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3864" calcext:value-type="float">
            <text:p>386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3865" calcext:value-type="float">
            <text:p>386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3866" calcext:value-type="float">
            <text:p>3866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3867" calcext:value-type="float">
            <text:p>386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3868" calcext:value-type="float">
            <text:p>386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3869" calcext:value-type="float">
            <text:p>3869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3870" calcext:value-type="float">
            <text:p>387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3871" calcext:value-type="float">
            <text:p>387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3872" calcext:value-type="float">
            <text:p>387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3873" calcext:value-type="float">
            <text:p>3873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3874" calcext:value-type="float">
            <text:p>387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3875" calcext:value-type="float">
            <text:p>387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3876" calcext:value-type="float">
            <text:p>3876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3877" calcext:value-type="float">
            <text:p>387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3878" calcext:value-type="float">
            <text:p>387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3879" calcext:value-type="float">
            <text:p>3879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3880" calcext:value-type="float">
            <text:p>388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3881" calcext:value-type="float">
            <text:p>388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3882" calcext:value-type="float">
            <text:p>388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3883" calcext:value-type="float">
            <text:p>3883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3885" calcext:value-type="float">
            <text:p>388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886" calcext:value-type="float">
            <text:p>3886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1" calcext:value-type="float">
            <text:p>2001</text:p>
          </table:table-cell>
          <table:table-cell office:value-type="float" office:value="3887" calcext:value-type="float">
            <text:p>388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3888" calcext:value-type="float">
            <text:p>388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3889" calcext:value-type="float">
            <text:p>388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3890" calcext:value-type="float">
            <text:p>389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3891" calcext:value-type="float">
            <text:p>3891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3892" calcext:value-type="float">
            <text:p>389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3893" calcext:value-type="float">
            <text:p>389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3894" calcext:value-type="float">
            <text:p>389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3895" calcext:value-type="float">
            <text:p>389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3896" calcext:value-type="float">
            <text:p>3896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3897" calcext:value-type="float">
            <text:p>389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3898" calcext:value-type="float">
            <text:p>389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3899" calcext:value-type="float">
            <text:p>389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3900" calcext:value-type="float">
            <text:p>390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3901" calcext:value-type="float">
            <text:p>3901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3902" calcext:value-type="float">
            <text:p>390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3903" calcext:value-type="float">
            <text:p>390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3904" calcext:value-type="float">
            <text:p>390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3906" calcext:value-type="float">
            <text:p>390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3907" calcext:value-type="float">
            <text:p>3907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3908" calcext:value-type="float">
            <text:p>390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909" calcext:value-type="float">
            <text:p>390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910" calcext:value-type="float">
            <text:p>391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911" calcext:value-type="float">
            <text:p>391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912" calcext:value-type="float">
            <text:p>3912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3913" calcext:value-type="float">
            <text:p>391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3914" calcext:value-type="float">
            <text:p>391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3915" calcext:value-type="float">
            <text:p>391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3916" calcext:value-type="float">
            <text:p>391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3917" calcext:value-type="float">
            <text:p>3917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3918" calcext:value-type="float">
            <text:p>391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3919" calcext:value-type="float">
            <text:p>391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3920" calcext:value-type="float">
            <text:p>392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3921" calcext:value-type="float">
            <text:p>392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3922" calcext:value-type="float">
            <text:p>3922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3923" calcext:value-type="float">
            <text:p>392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3924" calcext:value-type="float">
            <text:p>392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3925" calcext:value-type="float">
            <text:p>392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3927" calcext:value-type="float">
            <text:p>392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3928" calcext:value-type="float">
            <text:p>3928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930" calcext:value-type="float">
            <text:p>393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931" calcext:value-type="float">
            <text:p>393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932" calcext:value-type="float">
            <text:p>393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933" calcext:value-type="float">
            <text:p>393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3934" calcext:value-type="float">
            <text:p>393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3935" calcext:value-type="float">
            <text:p>393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3936" calcext:value-type="float">
            <text:p>393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3937" calcext:value-type="float">
            <text:p>393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3938" calcext:value-type="float">
            <text:p>3938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3940" calcext:value-type="float">
            <text:p>394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3941" calcext:value-type="float">
            <text:p>394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3942" calcext:value-type="float">
            <text:p>394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3943" calcext:value-type="float">
            <text:p>394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3944" calcext:value-type="float">
            <text:p>394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3945" calcext:value-type="float">
            <text:p>394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3946" calcext:value-type="float">
            <text:p>394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3948" calcext:value-type="float">
            <text:p>394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3949" calcext:value-type="float">
            <text:p>3949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3951" calcext:value-type="float">
            <text:p>395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3952" calcext:value-type="float">
            <text:p>395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3953" calcext:value-type="float">
            <text:p>395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3954" calcext:value-type="float">
            <text:p>3954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3955" calcext:value-type="float">
            <text:p>395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3956" calcext:value-type="float">
            <text:p>395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3957" calcext:value-type="float">
            <text:p>3957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3958" calcext:value-type="float">
            <text:p>395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3959" calcext:value-type="float">
            <text:p>3959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3960" calcext:value-type="float">
            <text:p>396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3961" calcext:value-type="float">
            <text:p>396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3962" calcext:value-type="float">
            <text:p>396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3963" calcext:value-type="float">
            <text:p>396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3964" calcext:value-type="float">
            <text:p>3964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3965" calcext:value-type="float">
            <text:p>396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3966" calcext:value-type="float">
            <text:p>396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3967" calcext:value-type="float">
            <text:p>3967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3969" calcext:value-type="float">
            <text:p>396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3970" calcext:value-type="float">
            <text:p>397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3971" calcext:value-type="float">
            <text:p>397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972" calcext:value-type="float">
            <text:p>3972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973" calcext:value-type="float">
            <text:p>397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974" calcext:value-type="float">
            <text:p>397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3975" calcext:value-type="float">
            <text:p>397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3976" calcext:value-type="float">
            <text:p>397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3977" calcext:value-type="float">
            <text:p>397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3978" calcext:value-type="float">
            <text:p>3978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3979" calcext:value-type="float">
            <text:p>397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3980" calcext:value-type="float">
            <text:p>398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3981" calcext:value-type="float">
            <text:p>398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3982" calcext:value-type="float">
            <text:p>3982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3983" calcext:value-type="float">
            <text:p>398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3984" calcext:value-type="float">
            <text:p>398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3985" calcext:value-type="float">
            <text:p>398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3986" calcext:value-type="float">
            <text:p>398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3987" calcext:value-type="float">
            <text:p>398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3988" calcext:value-type="float">
            <text:p>3988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3990" calcext:value-type="float">
            <text:p>399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0" calcext:value-type="float">
            <text:p>2000</text:p>
          </table:table-cell>
          <table:table-cell office:value-type="float" office:value="3991" calcext:value-type="float">
            <text:p>399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3992" calcext:value-type="float">
            <text:p>3992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2" calcext:value-type="float">
            <text:p>2002</text:p>
          </table:table-cell>
          <table:table-cell office:value-type="float" office:value="3993" calcext:value-type="float">
            <text:p>3993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3" calcext:value-type="float">
            <text:p>2003</text:p>
          </table:table-cell>
          <table:table-cell office:value-type="float" office:value="3994" calcext:value-type="float">
            <text:p>399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3995" calcext:value-type="float">
            <text:p>399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3996" calcext:value-type="float">
            <text:p>399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3997" calcext:value-type="float">
            <text:p>399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3998" calcext:value-type="float">
            <text:p>3998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3999" calcext:value-type="float">
            <text:p>3999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4001" calcext:value-type="float">
            <text:p>400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4003" calcext:value-type="float">
            <text:p>4003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4004" calcext:value-type="float">
            <text:p>400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4005" calcext:value-type="float">
            <text:p>400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4006" calcext:value-type="float">
            <text:p>400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4007" calcext:value-type="float">
            <text:p>400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4008" calcext:value-type="float">
            <text:p>4008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4009" calcext:value-type="float">
            <text:p>4009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4011" calcext:value-type="float">
            <text:p>401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4012" calcext:value-type="float">
            <text:p>401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4014" calcext:value-type="float">
            <text:p>4014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4016" calcext:value-type="float">
            <text:p>401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4017" calcext:value-type="float">
            <text:p>401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4018" calcext:value-type="float">
            <text:p>401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4019" calcext:value-type="float">
            <text:p>4019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4020" calcext:value-type="float">
            <text:p>402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4021" calcext:value-type="float">
            <text:p>402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4022" calcext:value-type="float">
            <text:p>402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4023" calcext:value-type="float">
            <text:p>402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4024" calcext:value-type="float">
            <text:p>4024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4025" calcext:value-type="float">
            <text:p>402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4026" calcext:value-type="float">
            <text:p>402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4027" calcext:value-type="float">
            <text:p>402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4028" calcext:value-type="float">
            <text:p>402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4029" calcext:value-type="float">
            <text:p>4029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8" calcext:value-type="float">
            <text:p>2018</text:p>
          </table:table-cell>
          <table:table-cell office:value-type="float" office:value="4030" calcext:value-type="float">
            <text:p>403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20" calcext:value-type="float">
            <text:p>2020</text:p>
          </table:table-cell>
          <table:table-cell office:value-type="float" office:value="4032" calcext:value-type="float">
            <text:p>403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033" calcext:value-type="float">
            <text:p>403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4034" calcext:value-type="float">
            <text:p>403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035" calcext:value-type="float">
            <text:p>4035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4036" calcext:value-type="float">
            <text:p>403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4038" calcext:value-type="float">
            <text:p>403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4040" calcext:value-type="float">
            <text:p>404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41" calcext:value-type="float">
            <text:p>404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4042" calcext:value-type="float">
            <text:p>404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4043" calcext:value-type="float">
            <text:p>404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4044" calcext:value-type="float">
            <text:p>404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4045" calcext:value-type="float">
            <text:p>4045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4047" calcext:value-type="float">
            <text:p>404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048" calcext:value-type="float">
            <text:p>404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49" calcext:value-type="float">
            <text:p>404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051" calcext:value-type="float">
            <text:p>405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4053" calcext:value-type="float">
            <text:p>405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4054" calcext:value-type="float">
            <text:p>405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4055" calcext:value-type="float">
            <text:p>405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4056" calcext:value-type="float">
            <text:p>405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4057" calcext:value-type="float">
            <text:p>405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4058" calcext:value-type="float">
            <text:p>405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5" calcext:value-type="float">
            <text:p>2005</text:p>
          </table:table-cell>
          <table:table-cell office:value-type="float" office:value="4059" calcext:value-type="float">
            <text:p>405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6" calcext:value-type="float">
            <text:p>2006</text:p>
          </table:table-cell>
          <table:table-cell office:value-type="float" office:value="4060" calcext:value-type="float">
            <text:p>406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7" calcext:value-type="float">
            <text:p>2007</text:p>
          </table:table-cell>
          <table:table-cell office:value-type="float" office:value="4061" calcext:value-type="float">
            <text:p>406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4062" calcext:value-type="float">
            <text:p>406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9" calcext:value-type="float">
            <text:p>2009</text:p>
          </table:table-cell>
          <table:table-cell office:value-type="float" office:value="4063" calcext:value-type="float">
            <text:p>406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4064" calcext:value-type="float">
            <text:p>406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4065" calcext:value-type="float">
            <text:p>406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4066" calcext:value-type="float">
            <text:p>406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4067" calcext:value-type="float">
            <text:p>4067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4068" calcext:value-type="float">
            <text:p>406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4069" calcext:value-type="float">
            <text:p>406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4070" calcext:value-type="float">
            <text:p>407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4071" calcext:value-type="float">
            <text:p>407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4072" calcext:value-type="float">
            <text:p>407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4073" calcext:value-type="float">
            <text:p>407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4075" calcext:value-type="float">
            <text:p>407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4076" calcext:value-type="float">
            <text:p>407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4077" calcext:value-type="float">
            <text:p>4077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4079" calcext:value-type="float">
            <text:p>4079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4080" calcext:value-type="float">
            <text:p>408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4081" calcext:value-type="float">
            <text:p>4081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4083" calcext:value-type="float">
            <text:p>4083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4084" calcext:value-type="float">
            <text:p>408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4085" calcext:value-type="float">
            <text:p>408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4086" calcext:value-type="float">
            <text:p>408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4087" calcext:value-type="float">
            <text:p>4087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4088" calcext:value-type="float">
            <text:p>408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4089" calcext:value-type="float">
            <text:p>4089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4090" calcext:value-type="float">
            <text:p>409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4091" calcext:value-type="float">
            <text:p>4091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4093" calcext:value-type="float">
            <text:p>4093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4094" calcext:value-type="float">
            <text:p>409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4096" calcext:value-type="float">
            <text:p>409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4097" calcext:value-type="float">
            <text:p>409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4098" calcext:value-type="float">
            <text:p>409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4099" calcext:value-type="float">
            <text:p>4099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4" calcext:value-type="float">
            <text:p>2004</text:p>
          </table:table-cell>
          <table:table-cell office:value-type="float" office:value="4100" calcext:value-type="float">
            <text:p>410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4101" calcext:value-type="float">
            <text:p>4101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4102" calcext:value-type="float">
            <text:p>410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4103" calcext:value-type="float">
            <text:p>410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4104" calcext:value-type="float">
            <text:p>410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4105" calcext:value-type="float">
            <text:p>410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0" calcext:value-type="float">
            <text:p>2010</text:p>
          </table:table-cell>
          <table:table-cell office:value-type="float" office:value="4106" calcext:value-type="float">
            <text:p>410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1" calcext:value-type="float">
            <text:p>2011</text:p>
          </table:table-cell>
          <table:table-cell office:value-type="float" office:value="4107" calcext:value-type="float">
            <text:p>410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2" calcext:value-type="float">
            <text:p>2012</text:p>
          </table:table-cell>
          <table:table-cell office:value-type="float" office:value="4108" calcext:value-type="float">
            <text:p>410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3" calcext:value-type="float">
            <text:p>2013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4" calcext:value-type="float">
            <text:p>2014</text:p>
          </table:table-cell>
          <table:table-cell office:value-type="float" office:value="4110" calcext:value-type="float">
            <text:p>411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5" calcext:value-type="float">
            <text:p>2015</text:p>
          </table:table-cell>
          <table:table-cell office:value-type="float" office:value="4111" calcext:value-type="float">
            <text:p>4111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6" calcext:value-type="float">
            <text:p>2016</text:p>
          </table:table-cell>
          <table:table-cell office:value-type="float" office:value="4112" calcext:value-type="float">
            <text:p>411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7" calcext:value-type="float">
            <text:p>2017</text:p>
          </table:table-cell>
          <table:table-cell office:value-type="float" office:value="4113" calcext:value-type="float">
            <text:p>411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4114" calcext:value-type="float">
            <text:p>411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19" calcext:value-type="float">
            <text:p>2019</text:p>
          </table:table-cell>
          <table:table-cell office:value-type="float" office:value="4115" calcext:value-type="float">
            <text:p>411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4117" calcext:value-type="float">
            <text:p>411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1" calcext:value-type="float">
            <text:p>2001</text:p>
          </table:table-cell>
          <table:table-cell office:value-type="float" office:value="4118" calcext:value-type="float">
            <text:p>4118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float" office:value="4119" calcext:value-type="float">
            <text:p>411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4120" calcext:value-type="float">
            <text:p>412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4121" calcext:value-type="float">
            <text:p>412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 office:value-type="float" office:value="4122" calcext:value-type="float">
            <text:p>412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float" office:value="4123" calcext:value-type="float">
            <text:p>412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4124" calcext:value-type="float">
            <text:p>4124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4125" calcext:value-type="float">
            <text:p>412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4126" calcext:value-type="float">
            <text:p>412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4127" calcext:value-type="float">
            <text:p>412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4128" calcext:value-type="float">
            <text:p>4128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4129" calcext:value-type="float">
            <text:p>412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4130" calcext:value-type="float">
            <text:p>413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4131" calcext:value-type="float">
            <text:p>413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4132" calcext:value-type="float">
            <text:p>413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4133" calcext:value-type="float">
            <text:p>413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7" calcext:value-type="float">
            <text:p>2017</text:p>
          </table:table-cell>
          <table:table-cell office:value-type="float" office:value="4134" calcext:value-type="float">
            <text:p>4134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4135" calcext:value-type="float">
            <text:p>413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4136" calcext:value-type="float">
            <text:p>413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0" calcext:value-type="float">
            <text:p>2000</text:p>
          </table:table-cell>
          <table:table-cell office:value-type="float" office:value="4138" calcext:value-type="float">
            <text:p>413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1" calcext:value-type="float">
            <text:p>2001</text:p>
          </table:table-cell>
          <table:table-cell office:value-type="float" office:value="4139" calcext:value-type="float">
            <text:p>4139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2" calcext:value-type="float">
            <text:p>2002</text:p>
          </table:table-cell>
          <table:table-cell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3" calcext:value-type="float">
            <text:p>2003</text:p>
          </table:table-cell>
          <table:table-cell office:value-type="float" office:value="4141" calcext:value-type="float">
            <text:p>414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4" calcext:value-type="float">
            <text:p>2004</text:p>
          </table:table-cell>
          <table:table-cell office:value-type="float" office:value="4142" calcext:value-type="float">
            <text:p>414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5" calcext:value-type="float">
            <text:p>2005</text:p>
          </table:table-cell>
          <table:table-cell office:value-type="float" office:value="4143" calcext:value-type="float">
            <text:p>414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6" calcext:value-type="float">
            <text:p>2006</text:p>
          </table:table-cell>
          <table:table-cell office:value-type="float" office:value="4144" calcext:value-type="float">
            <text:p>414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7" calcext:value-type="float">
            <text:p>2007</text:p>
          </table:table-cell>
          <table:table-cell office:value-type="float" office:value="4145" calcext:value-type="float">
            <text:p>414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8" calcext:value-type="float">
            <text:p>2008</text:p>
          </table:table-cell>
          <table:table-cell office:value-type="float" office:value="4146" calcext:value-type="float">
            <text:p>4146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09" calcext:value-type="float">
            <text:p>2009</text:p>
          </table:table-cell>
          <table:table-cell office:value-type="float" office:value="4147" calcext:value-type="float">
            <text:p>414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0" calcext:value-type="float">
            <text:p>2010</text:p>
          </table:table-cell>
          <table:table-cell office:value-type="float" office:value="4148" calcext:value-type="float">
            <text:p>414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1" calcext:value-type="float">
            <text:p>2011</text:p>
          </table:table-cell>
          <table:table-cell office:value-type="float" office:value="4149" calcext:value-type="float">
            <text:p>4149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2" calcext:value-type="float">
            <text:p>2012</text:p>
          </table:table-cell>
          <table:table-cell office:value-type="float" office:value="4150" calcext:value-type="float">
            <text:p>415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3" calcext:value-type="float">
            <text:p>2013</text:p>
          </table:table-cell>
          <table:table-cell office:value-type="float" office:value="4151" calcext:value-type="float">
            <text:p>415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4" calcext:value-type="float">
            <text:p>2014</text:p>
          </table:table-cell>
          <table:table-cell office:value-type="float" office:value="4152" calcext:value-type="float">
            <text:p>415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5" calcext:value-type="float">
            <text:p>2015</text:p>
          </table:table-cell>
          <table:table-cell office:value-type="float" office:value="4153" calcext:value-type="float">
            <text:p>415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6" calcext:value-type="float">
            <text:p>2016</text:p>
          </table:table-cell>
          <table:table-cell office:value-type="float" office:value="4154" calcext:value-type="float">
            <text:p>415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7" calcext:value-type="float">
            <text:p>2017</text:p>
          </table:table-cell>
          <table:table-cell office:value-type="float" office:value="4155" calcext:value-type="float">
            <text:p>415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8" calcext:value-type="float">
            <text:p>2018</text:p>
          </table:table-cell>
          <table:table-cell office:value-type="float" office:value="4156" calcext:value-type="float">
            <text:p>4156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19" calcext:value-type="float">
            <text:p>2019</text:p>
          </table:table-cell>
          <table:table-cell office:value-type="float" office:value="4157" calcext:value-type="float">
            <text:p>415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33</text:p>
          </table:table-cell>
          <table:table-cell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4159" calcext:value-type="float">
            <text:p>415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1" calcext:value-type="float">
            <text:p>2001</text:p>
          </table:table-cell>
          <table:table-cell office:value-type="float" office:value="4160" calcext:value-type="float">
            <text:p>416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4161" calcext:value-type="float">
            <text:p>416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4162" calcext:value-type="float">
            <text:p>416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4163" calcext:value-type="float">
            <text:p>4163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4164" calcext:value-type="float">
            <text:p>416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4165" calcext:value-type="float">
            <text:p>416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4166" calcext:value-type="float">
            <text:p>416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4167" calcext:value-type="float">
            <text:p>416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4168" calcext:value-type="float">
            <text:p>416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4169" calcext:value-type="float">
            <text:p>416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4170" calcext:value-type="float">
            <text:p>417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4171" calcext:value-type="float">
            <text:p>417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4172" calcext:value-type="float">
            <text:p>417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4173" calcext:value-type="float">
            <text:p>4173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4174" calcext:value-type="float">
            <text:p>417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4175" calcext:value-type="float">
            <text:p>417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4176" calcext:value-type="float">
            <text:p>417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4177" calcext:value-type="float">
            <text:p>417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4178" calcext:value-type="float">
            <text:p>417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4180" calcext:value-type="float">
            <text:p>418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4181" calcext:value-type="float">
            <text:p>418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4182" calcext:value-type="float">
            <text:p>418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4183" calcext:value-type="float">
            <text:p>418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4184" calcext:value-type="float">
            <text:p>418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4185" calcext:value-type="float">
            <text:p>418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4186" calcext:value-type="float">
            <text:p>418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4187" calcext:value-type="float">
            <text:p>418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4188" calcext:value-type="float">
            <text:p>418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4189" calcext:value-type="float">
            <text:p>418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4190" calcext:value-type="float">
            <text:p>419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1" calcext:value-type="float">
            <text:p>2011</text:p>
          </table:table-cell>
          <table:table-cell office:value-type="float" office:value="4191" calcext:value-type="float">
            <text:p>419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2" calcext:value-type="float">
            <text:p>2012</text:p>
          </table:table-cell>
          <table:table-cell office:value-type="float" office:value="4192" calcext:value-type="float">
            <text:p>419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3" calcext:value-type="float">
            <text:p>2013</text:p>
          </table:table-cell>
          <table:table-cell office:value-type="float" office:value="4193" calcext:value-type="float">
            <text:p>419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4" calcext:value-type="float">
            <text:p>2014</text:p>
          </table:table-cell>
          <table:table-cell office:value-type="float" office:value="4194" calcext:value-type="float">
            <text:p>419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4195" calcext:value-type="float">
            <text:p>419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4196" calcext:value-type="float">
            <text:p>419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4197" calcext:value-type="float">
            <text:p>419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4198" calcext:value-type="float">
            <text:p>419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4199" calcext:value-type="float">
            <text:p>419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0" calcext:value-type="float">
            <text:p>2000</text:p>
          </table:table-cell>
          <table:table-cell office:value-type="float" office:value="4201" calcext:value-type="float">
            <text:p>420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4202" calcext:value-type="float">
            <text:p>4202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2" calcext:value-type="float">
            <text:p>2002</text:p>
          </table:table-cell>
          <table:table-cell office:value-type="float" office:value="4203" calcext:value-type="float">
            <text:p>4203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3" calcext:value-type="float">
            <text:p>2003</text:p>
          </table:table-cell>
          <table:table-cell office:value-type="float" office:value="4204" calcext:value-type="float">
            <text:p>42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4" calcext:value-type="float">
            <text:p>2004</text:p>
          </table:table-cell>
          <table:table-cell office:value-type="float" office:value="4205" calcext:value-type="float">
            <text:p>420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5" calcext:value-type="float">
            <text:p>20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6" calcext:value-type="float">
            <text:p>2006</text:p>
          </table:table-cell>
          <table:table-cell office:value-type="float" office:value="4207" calcext:value-type="float">
            <text:p>420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7" calcext:value-type="float">
            <text:p>2007</text:p>
          </table:table-cell>
          <table:table-cell office:value-type="float" office:value="4208" calcext:value-type="float">
            <text:p>420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8" calcext:value-type="float">
            <text:p>2008</text:p>
          </table:table-cell>
          <table:table-cell office:value-type="float" office:value="4209" calcext:value-type="float">
            <text:p>4209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9" calcext:value-type="float">
            <text:p>2009</text:p>
          </table:table-cell>
          <table:table-cell office:value-type="float" office:value="4210" calcext:value-type="float">
            <text:p>421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0" calcext:value-type="float">
            <text:p>2010</text:p>
          </table:table-cell>
          <table:table-cell office:value-type="float" office:value="4211" calcext:value-type="float">
            <text:p>421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4212" calcext:value-type="float">
            <text:p>4212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4213" calcext:value-type="float">
            <text:p>4213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4214" calcext:value-type="float">
            <text:p>421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4215" calcext:value-type="float">
            <text:p>421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5" calcext:value-type="float">
            <text:p>2015</text:p>
          </table:table-cell>
          <table:table-cell office:value-type="float" office:value="4216" calcext:value-type="float">
            <text:p>421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6" calcext:value-type="float">
            <text:p>2016</text:p>
          </table:table-cell>
          <table:table-cell office:value-type="float" office:value="4217" calcext:value-type="float">
            <text:p>421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7" calcext:value-type="float">
            <text:p>2017</text:p>
          </table:table-cell>
          <table:table-cell office:value-type="float" office:value="4218" calcext:value-type="float">
            <text:p>421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8" calcext:value-type="float">
            <text:p>2018</text:p>
          </table:table-cell>
          <table:table-cell office:value-type="float" office:value="4219" calcext:value-type="float">
            <text:p>4219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9" calcext:value-type="float">
            <text:p>2019</text:p>
          </table:table-cell>
          <table:table-cell office:value-type="float" office:value="4220" calcext:value-type="float">
            <text:p>422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4223" calcext:value-type="float">
            <text:p>422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4224" calcext:value-type="float">
            <text:p>422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4225" calcext:value-type="float">
            <text:p>422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 office:value-type="float" office:value="4226" calcext:value-type="float">
            <text:p>422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4227" calcext:value-type="float">
            <text:p>4227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4228" calcext:value-type="float">
            <text:p>4228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4229" calcext:value-type="float">
            <text:p>4229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.67</text:p>
          </table:table-cell>
          <table:table-cell office:value-type="float" office:value="2008" calcext:value-type="float">
            <text:p>2008</text:p>
          </table:table-cell>
          <table:table-cell office:value-type="float" office:value="4230" calcext:value-type="float">
            <text:p>423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4231" calcext:value-type="float">
            <text:p>423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float" office:value="4232" calcext:value-type="float">
            <text:p>423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4233" calcext:value-type="float">
            <text:p>423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4234" calcext:value-type="float">
            <text:p>423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4235" calcext:value-type="float">
            <text:p>423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4236" calcext:value-type="float">
            <text:p>423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4237" calcext:value-type="float">
            <text:p>4237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4238" calcext:value-type="float">
            <text:p>4238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4239" calcext:value-type="float">
            <text:p>4239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4240" calcext:value-type="float">
            <text:p>424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4241" calcext:value-type="float">
            <text:p>424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00" calcext:value-type="float">
            <text:p>2000</text:p>
          </table:table-cell>
          <table:table-cell office:value-type="float" office:value="4243" calcext:value-type="float">
            <text:p>424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1" calcext:value-type="float">
            <text:p>2001</text:p>
          </table:table-cell>
          <table:table-cell office:value-type="float" office:value="4244" calcext:value-type="float">
            <text:p>424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2" calcext:value-type="float">
            <text:p>2002</text:p>
          </table:table-cell>
          <table:table-cell office:value-type="float" office:value="4245" calcext:value-type="float">
            <text:p>4245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3" calcext:value-type="float">
            <text:p>2003</text:p>
          </table:table-cell>
          <table:table-cell office:value-type="float" office:value="4246" calcext:value-type="float">
            <text:p>424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4" calcext:value-type="float">
            <text:p>2004</text:p>
          </table:table-cell>
          <table:table-cell office:value-type="float" office:value="4247" calcext:value-type="float">
            <text:p>424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5" calcext:value-type="float">
            <text:p>2005</text:p>
          </table:table-cell>
          <table:table-cell office:value-type="float" office:value="4248" calcext:value-type="float">
            <text:p>424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6" calcext:value-type="float">
            <text:p>2006</text:p>
          </table:table-cell>
          <table:table-cell office:value-type="float" office:value="4249" calcext:value-type="float">
            <text:p>4249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7" calcext:value-type="float">
            <text:p>2007</text:p>
          </table:table-cell>
          <table:table-cell office:value-type="float" office:value="4250" calcext:value-type="float">
            <text:p>425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8" calcext:value-type="float">
            <text:p>2008</text:p>
          </table:table-cell>
          <table:table-cell office:value-type="float" office:value="4251" calcext:value-type="float">
            <text:p>425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09" calcext:value-type="float">
            <text:p>2009</text:p>
          </table:table-cell>
          <table:table-cell office:value-type="float" office:value="4252" calcext:value-type="float">
            <text:p>425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0" calcext:value-type="float">
            <text:p>2010</text:p>
          </table:table-cell>
          <table:table-cell office:value-type="float" office:value="4253" calcext:value-type="float">
            <text:p>425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1" calcext:value-type="float">
            <text:p>2011</text:p>
          </table:table-cell>
          <table:table-cell office:value-type="float" office:value="4254" calcext:value-type="float">
            <text:p>425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2" calcext:value-type="float">
            <text:p>2012</text:p>
          </table:table-cell>
          <table:table-cell office:value-type="float" office:value="4255" calcext:value-type="float">
            <text:p>4255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3" calcext:value-type="float">
            <text:p>2013</text:p>
          </table:table-cell>
          <table:table-cell office:value-type="float" office:value="4256" calcext:value-type="float">
            <text:p>425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67</text:p>
          </table:table-cell>
          <table:table-cell office:value-type="float" office:value="2014" calcext:value-type="float">
            <text:p>2014</text:p>
          </table:table-cell>
          <table:table-cell office:value-type="float" office:value="4257" calcext:value-type="float">
            <text:p>425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5" calcext:value-type="float">
            <text:p>2015</text:p>
          </table:table-cell>
          <table:table-cell office:value-type="float" office:value="4258" calcext:value-type="float">
            <text:p>425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6" calcext:value-type="float">
            <text:p>2016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7" calcext:value-type="float">
            <text:p>2017</text:p>
          </table:table-cell>
          <table:table-cell office:value-type="float" office:value="4260" calcext:value-type="float">
            <text:p>426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8" calcext:value-type="float">
            <text:p>2018</text:p>
          </table:table-cell>
          <table:table-cell office:value-type="float" office:value="4261" calcext:value-type="float">
            <text:p>426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19" calcext:value-type="float">
            <text:p>2019</text:p>
          </table:table-cell>
          <table:table-cell office:value-type="float" office:value="4262" calcext:value-type="float">
            <text:p>426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33</text:p>
          </table:table-cell>
          <table:table-cell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_20_2" style:display-name="Normal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cm" fo:margin-bottom="1cm" fo:margin-left="0cm" fo:margin-right="0cm" style:first-page-number="continue"/>
      <style:header-style>
        <style:header-footer-properties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21:56:05.1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ys" style:display-name="PageStyle_Pay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8T16:27:57.794000000</dc:date>
    <meta:generator>LibreOffice/7.2.5.2$Windows_X86_64 LibreOffice_project/499f9727c189e6ef3471021d6132d4c694f357e5</meta:generator>
    <meta:editing-duration>P2DT16M37S</meta:editing-duration>
    <meta:editing-cycles>3</meta:editing-cycles>
    <meta:document-statistic meta:table-count="1" meta:cell-count="20852" meta:object-count="0"/>
  </office:meta>
</office:document-meta>
</file>